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00000000566910704C1D2D3C75.png" manifest:media-type="image/png"/>
  <manifest:file-entry manifest:full-path="Pictures/100004B40000C5450000084E466E5CDF462522BB.wmf" manifest:media-type="image/x-wmf"/>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TC Ornamental Initials" svg:font-family="'LTC Ornamental Initials'" style:font-adornments="Běžné" style:font-family-generic="modern" style:font-pitch="variable"/>
    <style:font-face style:name="Bookman BT S.O.Cist." svg:font-family="'Bookman BT S.O.Cist.'" style:font-family-generic="roman" style:font-pitch="variable"/>
    <style:font-face style:name="Cloister" svg:font-family="Cloister" style:font-family-generic="roman" style:font-pitch="variable"/>
    <style:font-face style:name="Joseph Pothier B" svg:font-family="'Joseph Pothier B'" style:font-family-generic="roman" style:font-pitch="variable"/>
    <style:font-face style:name="Liberation Sans" svg:font-family="'Liberation Sans'" style:font-family-generic="roman" style:font-pitch="variable"/>
    <style:font-face style:name="Old English CE" svg:font-family="'Old English CE'" style:font-family-generic="roman" style:font-pitch="variable"/>
    <style:font-face style:name="Times New Roman" svg:font-family="'Times New Roman'" style:font-family-generic="roman" style:font-pitch="variable"/>
    <style:font-face style:name="Uncialis Gothica CZ" svg:font-family="'Uncialis Gothica CZ'" style:font-adornments="Běžné"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Goudy Old Style" svg:font-family="'Goudy Old Style'" style:font-family-generic="system" style:font-pitch="variable"/>
    <style:font-face style:name="Tahoma" svg:font-family="Tahoma" style:font-family-generic="system" style:font-pitch="variable"/>
  </office:font-face-decls>
  <office:automatic-styles>
    <style:style style:name="Tabulka1" style:family="table">
      <style:table-properties style:width="7.4375in" fo:margin-left="-0.2646in" fo:margin-top="0in" fo:margin-bottom="0in" fo:break-before="page" table:align="left" style:writing-mode="lr-tb"/>
    </style:style>
    <style:style style:name="Tabulka1.A" style:family="table-column">
      <style:table-column-properties style:column-width="3.6806in"/>
    </style:style>
    <style:style style:name="Tabulka1.B" style:family="table-column">
      <style:table-column-properties style:column-width="3.7569in"/>
    </style:style>
    <style:style style:name="Tabulka1.1" style:family="table-row">
      <style:table-row-properties fo:keep-together="auto"/>
    </style:style>
    <style:style style:name="Tabulka1.A1" style:family="table-cell">
      <style:table-cell-properties fo:padding-left="0.0785in" fo:padding-right="0.0785in" fo:padding-top="0.0396in" fo:padding-bottom="0.0396in" fo:border="none"/>
    </style:style>
    <style:style style:name="Tabulka1.17" style:family="table-row">
      <style:table-row-properties style:min-row-height="0.2972in" fo:keep-together="auto"/>
    </style:style>
    <style:style style:name="P1" style:family="paragraph" style:parent-style-name="Text_20_body">
      <style:paragraph-properties fo:text-align="center" style:justify-single-word="false"/>
      <style:text-properties fo:font-size="16pt" fo:language="la" fo:country="VA" fo:font-weight="bold" style:font-size-asian="16pt" style:language-asian="zh" style:country-asian="CN" style:font-weight-asian="bold" style:font-size-complex="16pt" style:language-complex="hi" style:country-complex="IN" style:font-weight-complex="bold"/>
    </style:style>
    <style:style style:name="P2" style:family="paragraph" style:parent-style-name="Text_20_body">
      <style:paragraph-properties fo:text-align="center" style:justify-single-word="false"/>
      <style:text-properties style:font-name="Cloister" fo:font-size="20pt" style:font-size-asian="16pt" style:font-size-complex="16pt"/>
    </style:style>
    <style:style style:name="P3" style:family="paragraph" style:parent-style-name="Text_20_body">
      <style:paragraph-properties fo:text-align="center" style:justify-single-word="false"/>
      <style:text-properties style:font-name="Cloister" fo:font-size="24pt" style:font-size-asian="20pt" style:font-size-complex="20pt"/>
    </style:style>
    <style:style style:name="P4" style:family="paragraph" style:parent-style-name="Text_20_body">
      <style:paragraph-properties fo:text-align="center" style:justify-single-word="false"/>
      <style:text-properties fo:color="#ff0000" style:font-name="Bookman BT S.O.Cist." fo:language="la" fo:country="VA" style:language-asian="zh" style:country-asian="CN" style:language-complex="hi" style:country-complex="IN"/>
    </style:style>
    <style:style style:name="P5" style:family="paragraph" style:parent-style-name="Text_20_body">
      <style:paragraph-properties fo:text-align="center" style:justify-single-word="false"/>
      <style:text-properties fo:color="#ff0000" style:font-name="Bookman BT S.O.Cist." fo:font-size="11pt" fo:language="la" fo:country="VA" style:font-size-asian="11pt" style:language-asian="zh" style:country-asian="CN" style:font-size-complex="11pt" style:language-complex="hi" style:country-complex="IN"/>
    </style:style>
    <style:style style:name="P6" style:family="paragraph" style:parent-style-name="Text_20_body">
      <style:text-properties style:font-name="Bookman BT S.O.Cist."/>
    </style:style>
    <style:style style:name="P7" style:family="paragraph" style:parent-style-name="Text_20_body">
      <style:text-properties style:font-name="Bookman BT S.O.Cist." fo:language="la" fo:country="VA" style:language-asian="zh" style:country-asian="CN" style:language-complex="hi" style:country-complex="IN"/>
    </style:style>
    <style:style style:name="P8" style:family="paragraph" style:parent-style-name="Text_20_body">
      <style:paragraph-properties fo:text-align="center" style:justify-single-word="false"/>
      <style:text-properties style:font-name="Bookman BT S.O.Cist." fo:language="la" fo:country="VA" style:language-asian="zh" style:country-asian="CN" style:language-complex="hi" style:country-complex="IN"/>
    </style:style>
    <style:style style:name="P9" style:family="paragraph" style:parent-style-name="Text_20_body">
      <style:paragraph-properties fo:text-align="center" style:justify-single-word="false"/>
      <style:text-properties style:font-name="Bookman BT S.O.Cist." fo:language="la" fo:country="VA" fo:font-weight="bold" style:language-asian="zh" style:country-asian="CN" style:font-weight-asian="bold" style:language-complex="hi" style:country-complex="IN" style:font-weight-complex="bold"/>
    </style:style>
    <style:style style:name="P10" style:family="paragraph" style:parent-style-name="Text_20_body">
      <style:paragraph-properties fo:text-align="center" style:justify-single-word="false"/>
      <style:text-properties style:font-name="Bookman BT S.O.Cist." fo:font-size="16pt" fo:language="la" fo:country="VA" fo:font-weight="bold" style:font-size-asian="16pt" style:language-asian="zh" style:country-asian="CN" style:font-weight-asian="bold" style:font-size-complex="16pt" style:language-complex="hi" style:country-complex="IN" style:font-weight-complex="bold"/>
    </style:style>
    <style:style style:name="P11" style:family="paragraph" style:parent-style-name="Text_20_body">
      <style:paragraph-properties fo:text-align="justify" style:justify-single-word="false"/>
      <style:text-properties style:font-name="Bookman BT S.O.Cist."/>
    </style:style>
    <style:style style:name="P12" style:family="paragraph" style:parent-style-name="Text_20_body">
      <style:paragraph-properties fo:margin-top="0in" fo:margin-bottom="0in" loext:contextual-spacing="false" fo:line-height="0.3472in" fo:text-align="center" style:justify-single-word="false" style:writing-mode="lr-tb"/>
      <style:text-properties style:font-name="Joseph Pothier B" fo:font-size="40pt" fo:language="la" fo:country="VA" style:font-name-asian="Arial Unicode MS" style:font-size-asian="40pt" style:language-asian="zh" style:country-asian="CN" style:font-name-complex="Arial Unicode MS" style:font-size-complex="40pt" style:language-complex="hi" style:country-complex="IN"/>
    </style:style>
    <style:style style:name="P13" style:family="paragraph" style:parent-style-name="Text_20_body">
      <style:paragraph-properties fo:margin-top="0in" fo:margin-bottom="0in" loext:contextual-spacing="false" fo:line-height="120%" fo:text-align="start" style:justify-single-word="false" style:writing-mode="lr-tb"/>
      <style:text-properties style:font-name="Bookman BT S.O.Cist."/>
    </style:style>
    <style:style style:name="P14" style:family="paragraph" style:parent-style-name="Text_20_body">
      <style:paragraph-properties fo:margin-top="0in" fo:margin-bottom="0in" loext:contextual-spacing="false" fo:line-height="120%" fo:text-align="justify" style:justify-single-word="false" style:writing-mode="lr-tb"/>
      <style:text-properties style:font-name="Bookman BT S.O.Cist."/>
    </style:style>
    <style:style style:name="P15" style:family="paragraph" style:parent-style-name="Text_20_body">
      <style:paragraph-properties fo:margin-top="0in" fo:margin-bottom="0in" loext:contextual-spacing="false" fo:line-height="120%" fo:text-align="center" style:justify-single-word="false" style:writing-mode="lr-tb"/>
      <style:text-properties style:font-name="Bookman BT S.O.Cist." fo:language="la" fo:country="VA" fo:font-weight="bold" style:language-asian="zh" style:country-asian="CN" style:font-weight-asian="bold" style:language-complex="hi" style:country-complex="IN" style:font-weight-complex="bold"/>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center" style:justify-single-word="false"/>
      <style:text-properties officeooo:paragraph-rsid="00173d95"/>
    </style:style>
    <style:style style:name="P18" style:family="paragraph" style:parent-style-name="Table_20_Contents">
      <style:paragraph-properties fo:text-align="center" style:justify-single-word="false"/>
      <style:text-properties officeooo:paragraph-rsid="00186e05"/>
    </style:style>
    <style:style style:name="P19" style:family="paragraph" style:parent-style-name="Table_20_Contents">
      <style:paragraph-properties fo:text-align="center" style:justify-single-word="false"/>
      <style:text-properties officeooo:paragraph-rsid="001b3d07"/>
    </style:style>
    <style:style style:name="P20" style:family="paragraph" style:parent-style-name="Table_20_Contents">
      <style:paragraph-properties fo:text-align="center" style:justify-single-word="false"/>
      <style:text-properties officeooo:paragraph-rsid="001cf2a8"/>
    </style:style>
    <style:style style:name="P21" style:family="paragraph" style:parent-style-name="Table_20_Contents">
      <style:paragraph-properties fo:text-align="justify" style:justify-single-word="false"/>
      <style:text-properties fo:font-variant="normal" fo:text-transform="none" fo:color="#000000" fo:font-size="12pt"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style:style>
    <style:style style:name="P22" style:family="paragraph" style:parent-style-name="Table_20_Contents">
      <style:paragraph-properties fo:text-align="justify" style:justify-single-word="false"/>
      <style:text-properties fo:font-variant="normal" fo:text-transform="none" fo:color="#000000" style:font-name="Times New Roman" fo:font-size="12pt"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style:style>
    <style:style style:name="P23" style:family="paragraph" style:parent-style-name="Table_20_Contents">
      <style:paragraph-properties fo:text-align="justify" style:justify-single-word="false"/>
      <style:text-properties fo:font-size="12pt" fo:language="cs" fo:country="CZ" style:font-size-asian="12pt"/>
    </style:style>
    <style:style style:name="P24" style:family="paragraph" style:parent-style-name="Table_20_Contents">
      <style:paragraph-properties fo:line-height="100%" fo:text-align="justify" style:justify-single-word="false"/>
      <style:text-properties fo:font-size="12pt" fo:language="cs" fo:country="CZ" style:font-size-asian="12pt"/>
    </style:style>
    <style:style style:name="P25" style:family="paragraph" style:parent-style-name="Table_20_Contents">
      <style:paragraph-properties fo:text-align="justify" style:justify-single-word="false"/>
      <style:text-properties fo:font-size="12pt" fo:language="cs" fo:country="CZ" style:font-size-asian="12pt" style:language-asian="zh" style:country-asian="CN" style:language-complex="hi" style:country-complex="IN"/>
    </style:style>
    <style:style style:name="P26" style:family="paragraph" style:parent-style-name="Table_20_Contents">
      <style:paragraph-properties fo:text-align="justify" style:justify-single-word="false"/>
      <style:text-properties fo:font-size="12pt" fo:language="la" fo:country="none" style:font-size-asian="12pt"/>
    </style:style>
    <style:style style:name="P27" style:family="paragraph" style:parent-style-name="Table_20_Contents">
      <style:paragraph-properties fo:text-align="justify" style:justify-single-word="false"/>
      <style:text-properties fo:font-size="12pt" fo:language="la" fo:country="VA" style:font-size-asian="12pt" style:language-asian="zh" style:country-asian="CN" style:language-complex="hi" style:country-complex="IN"/>
    </style:style>
    <style:style style:name="P28" style:family="paragraph" style:parent-style-name="Table_20_Contents">
      <style:paragraph-properties fo:text-align="center" style:justify-single-word="false"/>
      <style:text-properties fo:font-size="12pt" fo:language="la" fo:country="VA" fo:font-weight="bold" style:font-size-asian="12pt" style:language-asian="zh" style:country-asian="CN" style:font-weight-asian="bold" style:font-size-complex="12pt" style:language-complex="hi" style:country-complex="IN" style:font-weight-complex="bold"/>
    </style:style>
    <style:style style:name="P29" style:family="paragraph" style:parent-style-name="Table_20_Contents">
      <style:paragraph-properties fo:text-align="center" style:justify-single-word="false"/>
      <style:text-properties fo:font-size="12pt" fo:language="la" fo:country="VA" fo:font-weight="bold" style:font-size-asian="12pt" style:font-weight-asian="bold" style:font-size-complex="12pt" style:font-weight-complex="bold"/>
    </style:style>
    <style:style style:name="P30" style:family="paragraph" style:parent-style-name="Table_20_Contents">
      <style:paragraph-properties fo:text-align="justify" style:justify-single-word="false"/>
      <style:text-properties style:font-name="Times New Roman" fo:font-size="12pt" fo:language="la" fo:country="VA" style:font-size-asian="12pt"/>
    </style:style>
    <style:style style:name="P31" style:family="paragraph" style:parent-style-name="Table_20_Contents">
      <style:paragraph-properties fo:text-align="justify" style:justify-single-word="false"/>
      <style:text-properties style:font-name="Times New Roman" fo:font-size="12pt" fo:language="la" fo:country="VA" style:font-size-asian="12pt" style:font-size-complex="12pt"/>
    </style:style>
    <style:style style:name="P32" style:family="paragraph" style:parent-style-name="Table_20_Contents">
      <style:paragraph-properties fo:text-align="justify" style:justify-single-word="false"/>
      <style:text-properties style:font-name="Times New Roman" fo:font-size="12pt" fo:language="cs" fo:country="CZ" style:font-size-asian="12pt" style:language-asian="zh" style:country-asian="CN" style:language-complex="hi" style:country-complex="IN"/>
    </style:style>
    <style:style style:name="P33" style:family="paragraph" style:parent-style-name="Table_20_Contents">
      <style:paragraph-properties fo:text-align="center" style:justify-single-word="false"/>
      <style:text-properties style:font-name="Times New Roman" fo:font-size="12pt" fo:language="cs" fo:country="CZ" style:font-size-asian="12pt" style:language-asian="zh" style:country-asian="CN" style:language-complex="hi" style:country-complex="IN"/>
    </style:style>
    <style:style style:name="P34" style:family="paragraph" style:parent-style-name="Table_20_Contents">
      <style:paragraph-properties fo:text-align="justify" style:justify-single-word="false"/>
      <style:text-properties fo:color="#ff0000" style:font-name="Times New Roman" fo:font-size="12pt" fo:language="la" fo:country="VA" style:font-size-asian="12pt"/>
    </style:style>
    <style:style style:name="P35" style:family="paragraph" style:parent-style-name="Table_20_Contents">
      <style:paragraph-properties fo:text-align="center" style:justify-single-word="false"/>
      <style:text-properties fo:color="#ff0000" fo:font-size="12pt" fo:letter-spacing="normal" fo:language="la" fo:country="VA" fo:font-style="normal" fo:font-weight="normal" fo:background-color="#fffff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P36" style:family="paragraph" style:parent-style-name="Table_20_Contents">
      <style:paragraph-properties fo:text-align="center" style:justify-single-word="false"/>
      <style:text-properties fo:color="#ff0000" fo:font-size="12pt" fo:letter-spacing="normal" fo:language="la" fo:country="VA" fo:font-style="normal" fo:font-weight="normal" officeooo:rsid="00173d95" officeooo:paragraph-rsid="00186e05" fo:background-color="#fffff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P37" style:family="paragraph" style:parent-style-name="Table_20_Contents">
      <style:paragraph-properties fo:text-align="center" style:justify-single-word="false"/>
      <style:text-properties fo:color="#ff0000" fo:font-size="12pt" fo:letter-spacing="normal" fo:language="la" fo:country="VA" fo:font-style="normal" fo:font-weight="normal" officeooo:rsid="00173d95" officeooo:paragraph-rsid="001b3d07" fo:background-color="#fffff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P38" style:family="paragraph" style:parent-style-name="Table_20_Contents">
      <style:paragraph-properties fo:text-align="center" style:justify-single-word="false"/>
      <style:text-properties fo:color="#ff0000" fo:font-size="12pt" fo:letter-spacing="normal" fo:language="la" fo:country="VA" fo:font-style="normal" fo:font-weight="normal" officeooo:rsid="00173d95" officeooo:paragraph-rsid="001cf2a8" fo:background-color="#fffff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P39" style:family="paragraph" style:parent-style-name="Table_20_Contents">
      <style:paragraph-properties fo:text-align="center" style:justify-single-word="false"/>
      <style:text-properties fo:color="#ff0000" fo:font-size="12pt"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P40" style:family="paragraph" style:parent-style-name="Table_20_Contents">
      <style:paragraph-properties fo:text-align="center" style:justify-single-word="false"/>
      <style:text-properties fo:color="#ff0000" fo:font-size="12pt" fo:language="la" fo:country="VA" style:font-size-asian="12pt" style:font-size-complex="12pt"/>
    </style:style>
    <style:style style:name="P41" style:family="paragraph" style:parent-style-name="Table_20_Contents">
      <style:paragraph-properties fo:text-align="center" style:justify-single-word="false"/>
      <style:text-properties fo:color="#ff0000" fo:font-size="12pt" fo:language="la" fo:country="VA" style:font-size-asian="12pt" style:language-asian="zh" style:country-asian="CN" style:font-size-complex="12pt" style:language-complex="hi" style:country-complex="IN"/>
    </style:style>
    <style:style style:name="P42" style:family="paragraph" style:parent-style-name="Table_20_Contents">
      <style:paragraph-properties fo:text-align="center" style:justify-single-word="false"/>
      <style:text-properties fo:color="#ff0000" fo:font-size="12pt" fo:language="la" fo:country="VA" style:font-size-asian="12pt"/>
    </style:style>
    <style:style style:name="P43" style:family="paragraph" style:parent-style-name="Table_20_Contents">
      <style:paragraph-properties fo:text-align="justify" style:justify-single-word="false"/>
      <style:text-properties fo:color="#000000" fo:font-size="12pt"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P44" style:family="paragraph" style:parent-style-name="Table_20_Contents">
      <style:paragraph-properties fo:text-align="center" style:justify-single-word="false"/>
      <style:text-properties fo:color="#000000" fo:font-size="12pt" fo:letter-spacing="normal" fo:language="la" fo:country="VA" fo:font-style="normal" fo:font-weight="normal" fo:background-color="#fffff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P45" style:family="paragraph" style:parent-style-name="Table_20_Contents">
      <style:paragraph-properties fo:text-align="justify" style:justify-single-word="false"/>
      <style:text-properties style:font-size-complex="12pt"/>
    </style:style>
    <style:style style:name="P46" style:family="paragraph" style:parent-style-name="Table_20_Contents">
      <style:paragraph-properties fo:text-align="center" style:justify-single-word="false"/>
      <style:text-properties fo:language="la" fo:country="VA"/>
    </style:style>
    <style:style style:name="P47" style:family="paragraph" style:parent-style-name="Table_20_Contents">
      <style:paragraph-properties fo:text-align="center" style:justify-single-word="false"/>
      <style:text-properties fo:font-style="normal" officeooo:paragraph-rsid="00173d95" style:font-style-asian="normal" style:font-style-complex="normal"/>
    </style:style>
    <style:style style:name="P48" style:family="paragraph" style:parent-style-name="Table_20_Contents">
      <style:paragraph-properties fo:text-align="center" style:justify-single-word="false"/>
      <style:text-properties fo:font-style="normal" officeooo:paragraph-rsid="00186e05" style:font-style-asian="normal" style:font-style-complex="normal"/>
    </style:style>
    <style:style style:name="P49" style:family="paragraph" style:parent-style-name="Table_20_Contents">
      <style:paragraph-properties fo:text-align="center" style:justify-single-word="false"/>
      <style:text-properties fo:font-style="normal" officeooo:paragraph-rsid="001b3d07" style:font-style-asian="normal" style:font-style-complex="normal"/>
    </style:style>
    <style:style style:name="P50" style:family="paragraph" style:parent-style-name="Table_20_Contents">
      <style:paragraph-properties fo:text-align="center" style:justify-single-word="false"/>
      <style:text-properties fo:font-style="normal" officeooo:paragraph-rsid="001cf2a8" style:font-style-asian="normal" style:font-style-complex="normal"/>
    </style:style>
    <style:style style:name="P51" style:family="paragraph" style:parent-style-name="Table_20_Contents">
      <style:paragraph-properties fo:text-align="center" style:justify-single-word="false"/>
      <style:text-properties fo:color="#00000a" fo:font-size="12pt" fo:language="la" fo:country="VA" fo:font-weight="bold" style:font-size-asian="12pt" style:language-asian="zh" style:country-asian="CN" style:font-weight-asian="bold" style:font-size-complex="12pt" style:language-complex="hi" style:country-complex="IN" style:font-weight-complex="bold"/>
    </style:style>
    <style:style style:name="P52" style:family="paragraph" style:parent-style-name="Table_20_Contents">
      <style:paragraph-properties fo:text-align="justify" style:justify-single-word="false"/>
      <style:text-properties fo:language="cs" fo:country="CZ" style:language-asian="zh" style:country-asian="CN" style:font-size-complex="12pt" style:language-complex="hi" style:country-complex="IN"/>
    </style:style>
    <style:style style:name="P53" style:family="paragraph" style:parent-style-name="Table_20_Contents">
      <style:paragraph-properties fo:text-align="center" style:justify-single-word="false" style:writing-mode="lr-tb"/>
    </style:style>
    <style:style style:name="P54" style:family="paragraph" style:parent-style-name="Table_20_Contents">
      <style:paragraph-properties fo:text-align="center" style:justify-single-word="false" style:writing-mode="lr-tb"/>
      <style:text-properties officeooo:paragraph-rsid="00173d95"/>
    </style:style>
    <style:style style:name="P55" style:family="paragraph" style:parent-style-name="Table_20_Contents">
      <style:paragraph-properties fo:text-align="center" style:justify-single-word="false" style:writing-mode="lr-tb"/>
      <style:text-properties officeooo:paragraph-rsid="00186e05"/>
    </style:style>
    <style:style style:name="P56" style:family="paragraph" style:parent-style-name="Table_20_Contents">
      <style:paragraph-properties fo:text-align="center" style:justify-single-word="false" style:writing-mode="lr-tb"/>
      <style:text-properties officeooo:paragraph-rsid="001b3d07"/>
    </style:style>
    <style:style style:name="P57" style:family="paragraph" style:parent-style-name="Table_20_Contents">
      <style:paragraph-properties fo:text-align="center" style:justify-single-word="false" style:writing-mode="lr-tb"/>
      <style:text-properties officeooo:paragraph-rsid="001cf2a8"/>
    </style:style>
    <style:style style:name="P58" style:family="paragraph" style:parent-style-name="Text_20_body">
      <style:paragraph-properties fo:margin-top="0in" fo:margin-bottom="0.0398in" loext:contextual-spacing="false" fo:line-height="120%" fo:text-align="justify" style:justify-single-word="false" style:writing-mode="lr-tb"/>
      <style:text-properties style:font-name="Bookman BT S.O.Cist."/>
    </style:style>
    <style:style style:name="P59" style:family="paragraph" style:parent-style-name="Text_20_body">
      <style:paragraph-properties fo:margin-top="0in" fo:margin-bottom="0.0398in" loext:contextual-spacing="false" fo:line-height="120%" fo:text-align="start" style:justify-single-word="false" style:writing-mode="lr-tb"/>
      <style:text-properties style:font-name="Bookman BT S.O.Cist."/>
    </style:style>
    <style:style style:name="P60" style:family="paragraph" style:parent-style-name="Text_20_body">
      <style:paragraph-properties fo:margin-top="0in" fo:margin-bottom="0.0398in" loext:contextual-spacing="true" fo:text-align="start" style:justify-single-word="false" style:writing-mode="lr-tb"/>
      <style:text-properties style:font-name="Bookman BT S.O.Cist."/>
    </style:style>
    <style:style style:name="P61" style:family="paragraph" style:parent-style-name="Text_20_body">
      <style:paragraph-properties fo:margin-top="0in" fo:margin-bottom="0.0398in" loext:contextual-spacing="true" fo:text-align="justify" style:justify-single-word="false" style:writing-mode="lr-tb"/>
      <style:text-properties style:font-name="Bookman BT S.O.Cist."/>
    </style:style>
    <style:style style:name="P62" style:family="paragraph" style:parent-style-name="Text_20_body">
      <style:paragraph-properties fo:margin-top="0in" fo:margin-bottom="0in" loext:contextual-spacing="true" fo:line-height="120%" fo:text-align="justify" style:justify-single-word="false" style:writing-mode="lr-tb"/>
      <style:text-properties style:font-name="Bookman BT S.O.Cist."/>
    </style:style>
    <style:style style:name="P63" style:family="paragraph" style:parent-style-name="Text_20_body" style:master-page-name="Standard">
      <style:paragraph-properties fo:text-align="center" style:justify-single-word="false" style:page-number="auto"/>
      <style:text-properties fo:color="#ff0000" style:font-name="Bookman BT S.O.Cist." fo:font-size="16pt" fo:language="la" fo:country="VA" fo:font-weight="bold" style:font-size-asian="16pt" style:language-asian="zh" style:country-asian="CN" style:font-weight-asian="bold" style:font-size-complex="16pt" style:language-complex="hi" style:country-complex="IN" style:font-weight-complex="bold"/>
    </style:style>
    <style:style style:name="P64" style:family="paragraph" style:parent-style-name="Table_20_Contents">
      <style:paragraph-properties fo:text-align="justify" style:justify-single-word="false">
        <style:drop-cap style:lines="3" style:style-name="Iniciály_20_velké"/>
      </style:paragraph-properties>
    </style:style>
    <style:style style:name="P65" style:family="paragraph" style:parent-style-name="Table_20_Contents">
      <style:paragraph-properties fo:text-align="justify" style:justify-single-word="false">
        <style:drop-cap style:lines="2" style:style-name="Drop_20_Caps"/>
      </style:paragraph-properties>
    </style:style>
    <style:style style:name="P66" style:family="paragraph" style:parent-style-name="Table_20_Contents">
      <style:paragraph-properties fo:text-align="justify" style:justify-single-word="false">
        <style:drop-cap style:lines="2" style:style-name="Drop_20_Caps"/>
      </style:paragraph-properties>
      <style:text-properties fo:color="#000000" fo:font-size="12pt"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P67" style:family="paragraph" style:parent-style-name="Table_20_Contents">
      <style:paragraph-properties fo:text-align="justify" style:justify-single-word="false">
        <style:drop-cap style:lines="3" style:style-name="Iniciály_20_velké"/>
      </style:paragraph-properties>
      <style:text-properties fo:color="#000000" fo:font-size="12pt"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P68" style:family="paragraph" style:parent-style-name="Table_20_Contents">
      <style:paragraph-properties fo:text-align="justify" style:justify-single-word="false">
        <style:drop-cap style:lines="3" style:style-name="Iniciály_20_velké"/>
      </style:paragraph-properties>
      <style:text-properties fo:color="#000000" fo:font-size="12pt" fo:language="la" fo:country="VA" style:font-name-asian="Andale Sans UI" style:font-size-asian="12pt" style:language-asian="zh" style:country-asian="CN" style:font-name-complex="Tahoma" style:font-size-complex="12pt" style:language-complex="hi" style:country-complex="IN"/>
    </style:style>
    <style:style style:name="P69" style:family="paragraph" style:parent-style-name="Table_20_Contents">
      <style:paragraph-properties fo:text-align="justify" style:justify-single-word="false">
        <style:drop-cap style:lines="2" style:style-name="Drop_20_Caps"/>
      </style:paragraph-properties>
      <style:text-properties fo:color="#000000" fo:font-size="12pt" fo:language="la" fo:country="VA" style:font-size-asian="12pt" style:font-size-complex="12pt"/>
    </style:style>
    <style:style style:name="P70" style:family="paragraph" style:parent-style-name="Table_20_Contents">
      <style:paragraph-properties fo:text-align="justify" style:justify-single-word="false">
        <style:drop-cap style:lines="2" style:style-name="Drop_20_Caps"/>
      </style:paragraph-properties>
      <style:text-properties fo:font-size="12pt" fo:language="cs" fo:country="CZ" style:font-size-asian="12pt" style:font-size-complex="12pt"/>
    </style:style>
    <style:style style:name="P71" style:family="paragraph" style:parent-style-name="Table_20_Contents">
      <style:paragraph-properties fo:text-align="justify" style:justify-single-word="false">
        <style:drop-cap style:lines="2" style:style-name="Drop_20_Caps"/>
      </style:paragraph-properties>
      <style:text-properties fo:font-size="12pt" fo:language="cs" fo:country="CZ" officeooo:rsid="003a1e3b" style:font-size-asian="12pt" style:font-size-complex="12pt"/>
    </style:style>
    <style:style style:name="P72" style:family="paragraph" style:parent-style-name="Table_20_Contents">
      <style:paragraph-properties fo:text-align="justify" style:justify-single-word="false">
        <style:drop-cap style:lines="3" style:style-name="Iniciály_20_velké"/>
      </style:paragraph-properties>
      <style:text-properties fo:font-size="12pt" fo:language="cs" fo:country="CZ" style:font-size-asian="12pt" style:language-asian="zh" style:country-asian="CN" style:font-size-complex="12pt" style:language-complex="hi" style:country-complex="IN"/>
    </style:style>
    <style:style style:name="P73" style:family="paragraph" style:parent-style-name="Table_20_Contents">
      <style:paragraph-properties fo:text-align="justify" style:justify-single-word="false">
        <style:drop-cap style:lines="3" style:style-name="Iniciály_20_velké"/>
      </style:paragraph-properties>
      <style:text-properties fo:font-size="12pt" fo:language="cs" fo:country="CZ" officeooo:paragraph-rsid="00538418" style:font-size-asian="12pt" style:language-asian="zh" style:country-asian="CN" style:font-size-complex="12pt" style:language-complex="hi" style:country-complex="IN"/>
    </style:style>
    <style:style style:name="P74" style:family="paragraph" style:parent-style-name="Table_20_Contents">
      <style:paragraph-properties fo:text-align="justify" style:justify-single-word="false">
        <style:drop-cap style:lines="2" style:style-name="Drop_20_Caps"/>
      </style:paragraph-properties>
      <style:text-properties fo:font-size="12pt" fo:language="cs" fo:country="CZ" style:font-size-asian="12pt" style:language-asian="zh" style:country-asian="CN" style:font-size-complex="12pt" style:language-complex="hi" style:country-complex="IN"/>
    </style:style>
    <style:style style:name="P75" style:family="paragraph" style:parent-style-name="Table_20_Contents">
      <style:paragraph-properties fo:text-align="justify" style:justify-single-word="false">
        <style:drop-cap style:lines="3" style:style-name="Iniciály_20_velké"/>
      </style:paragraph-properties>
      <style:text-properties fo:font-size="12pt" fo:language="cs" fo:country="CZ" style:font-size-asian="12pt" style:language-asian="zh" style:country-asian="CN" style:font-size-complex="12pt" style:language-complex="hi" style:country-complex="IN"/>
    </style:style>
    <style:style style:name="P76" style:family="paragraph" style:parent-style-name="Table_20_Contents">
      <style:paragraph-properties fo:text-align="justify" style:justify-single-word="false">
        <style:drop-cap style:lines="2" style:style-name="Drop_20_Caps"/>
      </style:paragraph-properties>
      <style:text-properties fo:font-size="12pt" fo:language="cs" fo:country="CZ" officeooo:rsid="005393bc" style:font-size-asian="12pt" style:language-asian="zh" style:country-asian="CN" style:font-size-complex="12pt" style:language-complex="hi" style:country-complex="IN"/>
    </style:style>
    <style:style style:name="P77" style:family="paragraph" style:parent-style-name="Table_20_Contents">
      <style:paragraph-properties fo:text-align="justify" style:justify-single-word="false">
        <style:drop-cap style:lines="2" style:style-name="Drop_20_Caps"/>
      </style:paragraph-properties>
      <style:text-properties fo:font-size="12pt" fo:language="cs" fo:country="CZ" officeooo:rsid="0068e075" officeooo:paragraph-rsid="0068e075" style:font-size-asian="12pt" style:language-asian="zh" style:country-asian="CN" style:font-size-complex="12pt" style:language-complex="hi" style:country-complex="IN"/>
    </style:style>
    <style:style style:name="P78" style:family="paragraph" style:parent-style-name="Table_20_Contents">
      <style:paragraph-properties fo:text-align="justify" style:justify-single-word="false">
        <style:drop-cap style:lines="2" style:style-name="Drop_20_Caps"/>
      </style:paragraph-properties>
      <style:text-properties fo:font-size="12pt" fo:language="cs" fo:country="CZ" officeooo:rsid="006c6d80" style:font-size-asian="12pt" style:language-asian="zh" style:country-asian="CN" style:font-size-complex="12pt" style:language-complex="hi" style:country-complex="IN"/>
    </style:style>
    <style:style style:name="P79" style:family="paragraph" style:parent-style-name="Table_20_Contents">
      <style:paragraph-properties fo:text-align="justify" style:justify-single-word="false">
        <style:drop-cap style:lines="3" style:style-name="Iniciály_20_velké"/>
      </style:paragraph-properties>
      <style:text-properties fo:font-size="12pt" fo:language="la" fo:country="VA" style:font-size-asian="12pt"/>
    </style:style>
    <style:style style:name="P80" style:family="paragraph" style:parent-style-name="Table_20_Contents">
      <style:paragraph-properties fo:text-align="justify" style:justify-single-word="false">
        <style:drop-cap style:lines="2" style:style-name="Drop_20_Caps"/>
      </style:paragraph-properties>
      <style:text-properties fo:font-size="12pt" fo:language="la" fo:country="VA" style:font-size-asian="12pt" style:font-size-complex="12pt"/>
    </style:style>
    <style:style style:name="P81" style:family="paragraph" style:parent-style-name="Table_20_Contents">
      <style:paragraph-properties fo:text-align="justify" style:justify-single-word="false">
        <style:drop-cap style:lines="3" style:style-name="Iniciály_20_velké"/>
      </style:paragraph-properties>
      <style:text-properties fo:font-size="12pt" fo:language="pl" fo:country="PL" style:font-size-asian="12pt" style:font-size-complex="12pt"/>
    </style:style>
    <style:style style:name="P82" style:family="paragraph" style:parent-style-name="Table_20_Contents">
      <style:paragraph-properties fo:text-align="justify" style:justify-single-word="false">
        <style:drop-cap style:lines="3" style:style-name="Iniciály_20_velké"/>
      </style:paragraph-properties>
      <style:text-properties fo:language="cs" fo:country="CZ" style:language-asian="zh" style:country-asian="CN" style:language-complex="hi" style:country-complex="IN"/>
    </style:style>
    <style:style style:name="P83" style:family="paragraph" style:parent-style-name="Table_20_Contents">
      <style:paragraph-properties fo:text-align="justify" style:justify-single-word="false">
        <style:drop-cap style:lines="2" style:style-name="Drop_20_Caps"/>
      </style:paragraph-properties>
      <style:text-properties officeooo:rsid="004058b9" officeooo:paragraph-rsid="004058b9"/>
    </style:style>
    <style:style style:name="P84" style:family="paragraph" style:parent-style-name="Table_20_Contents">
      <style:paragraph-properties fo:text-align="justify" style:justify-single-word="false">
        <style:drop-cap style:lines="3" style:style-name="Iniciály_20_velké"/>
      </style:paragraph-properties>
      <style:text-properties officeooo:rsid="0068e075" officeooo:paragraph-rsid="0068e075"/>
    </style:style>
    <style:style style:name="P85" style:family="paragraph" style:parent-style-name="Table_20_Contents">
      <style:paragraph-properties fo:text-align="justify" style:justify-single-word="false">
        <style:drop-cap style:lines="2" style:style-name="Drop_20_Caps"/>
      </style:paragraph-properties>
      <style:text-properties officeooo:rsid="007b3c0b" officeooo:paragraph-rsid="007b3c0b"/>
    </style:style>
    <style:style style:name="P86" style:family="paragraph" style:parent-style-name="Table_20_Contents">
      <style:paragraph-properties fo:margin-left="0in" fo:margin-right="0in" fo:margin-top="0in" fo:margin-bottom="0.111in" loext:contextual-spacing="false" fo:line-height="100%" fo:text-align="justify" style:justify-single-word="false" fo:text-indent="0in" style:auto-text-indent="false" style:writing-mode="lr-tb">
        <style:drop-cap style:lines="2" style:style-name="Drop_20_Caps"/>
      </style:paragraph-properties>
    </style:style>
    <style:style style:name="P87" style:family="paragraph" style:parent-style-name="Table_20_Contents">
      <style:paragraph-properties fo:margin-left="0in" fo:margin-right="0in" fo:margin-top="0in" fo:margin-bottom="0.111in" loext:contextual-spacing="false" fo:line-height="100%" fo:text-align="justify" style:justify-single-word="false" fo:text-indent="0in" style:auto-text-indent="false" style:writing-mode="lr-tb">
        <style:drop-cap style:lines="2" style:style-name="Drop_20_Caps"/>
      </style:paragraph-properties>
      <style:text-properties fo:font-size="12pt" fo:language="cs" fo:country="CZ" fo:font-style="normal" style:font-size-asian="12pt" style:font-style-asian="normal" style:font-size-complex="12pt" style:font-style-complex="normal"/>
    </style:style>
    <style:style style:name="T1" style:family="text">
      <style:text-properties fo:color="#ff0000" fo:font-size="12pt" fo:language="la" fo:country="VA" fo:font-style="italic" fo:font-weight="normal" style:font-size-asian="12pt" style:language-asian="zh" style:country-asian="CN" style:font-style-asian="italic" style:font-weight-asian="normal" style:font-size-complex="12pt" style:language-complex="hi" style:country-complex="IN" style:font-weight-complex="normal"/>
    </style:style>
    <style:style style:name="T2" style:family="text">
      <style:text-properties fo:color="#ff0000" fo:font-size="12pt" fo:language="la" fo:country="VA" fo:font-weight="normal" style:font-size-asian="12pt" style:language-asian="zh" style:country-asian="CN" style:font-weight-asian="normal" style:font-size-complex="12pt" style:language-complex="hi" style:country-complex="IN" style:font-weight-complex="normal"/>
    </style:style>
    <style:style style:name="T3" style:family="text">
      <style:text-properties fo:color="#ff0000" fo:font-size="12pt" fo:language="la" fo:country="VA" fo:font-weight="normal" officeooo:rsid="00173d95" style:font-size-asian="12pt" style:language-asian="zh" style:country-asian="CN" style:font-weight-asian="normal" style:font-size-complex="12pt" style:language-complex="hi" style:country-complex="IN" style:font-weight-complex="normal"/>
    </style:style>
    <style:style style:name="T4" style:family="text">
      <style:text-properties fo:color="#ff0000" fo:font-size="12pt" fo:language="la" fo:country="VA" fo:font-weight="normal" officeooo:rsid="00186e05" style:font-size-asian="12pt" style:language-asian="zh" style:country-asian="CN" style:font-weight-asian="normal" style:font-size-complex="12pt" style:language-complex="hi" style:country-complex="IN" style:font-weight-complex="normal"/>
    </style:style>
    <style:style style:name="T5" style:family="text">
      <style:text-properties fo:color="#ff0000" fo:font-size="12pt" fo:language="la" fo:country="VA" fo:font-weight="normal" officeooo:rsid="001b3d07" style:font-size-asian="12pt" style:language-asian="zh" style:country-asian="CN" style:font-weight-asian="normal" style:font-size-complex="12pt" style:language-complex="hi" style:country-complex="IN" style:font-weight-complex="normal"/>
    </style:style>
    <style:style style:name="T6" style:family="text">
      <style:text-properties fo:color="#ff0000" fo:font-size="12pt" fo:language="la" fo:country="VA" fo:font-weight="normal" officeooo:rsid="001cf2a8" style:font-size-asian="12pt" style:language-asian="zh" style:country-asian="CN" style:font-weight-asian="normal" style:font-size-complex="12pt" style:language-complex="hi" style:country-complex="IN" style:font-weight-complex="normal"/>
    </style:style>
    <style:style style:name="T7" style:family="text">
      <style:text-properties fo:color="#ff0000" fo:font-size="12pt" fo:language="la" fo:country="VA" fo:font-weight="normal" officeooo:rsid="0024d276" style:font-size-asian="12pt" style:language-asian="zh" style:country-asian="CN" style:font-weight-asian="normal" style:font-size-complex="12pt" style:language-complex="hi" style:country-complex="IN" style:font-weight-complex="normal"/>
    </style:style>
    <style:style style:name="T8" style:family="text">
      <style:text-properties fo:color="#ff0000" fo:font-size="12pt" fo:language="la" fo:country="VA" fo:font-weight="normal" officeooo:rsid="00794280" style:font-size-asian="12pt" style:language-asian="zh" style:country-asian="CN" style:font-weight-asian="normal" style:font-size-complex="12pt" style:language-complex="hi" style:country-complex="IN" style:font-weight-complex="normal"/>
    </style:style>
    <style:style style:name="T9" style:family="text">
      <style:text-properties fo:color="#ff0000" fo:font-size="12pt" fo:language="la" fo:country="VA" style:font-size-asian="12pt"/>
    </style:style>
    <style:style style:name="T10" style:family="text">
      <style:text-properties fo:color="#ff0000" fo:font-size="12pt" fo:language="la" fo:country="VA" style:font-size-asian="12pt" style:font-size-complex="12pt"/>
    </style:style>
    <style:style style:name="T11" style:family="text">
      <style:text-properties fo:color="#ff0000" fo:font-size="12pt" fo:language="la" fo:country="VA" officeooo:rsid="00204f5c" style:font-size-asian="12pt" style:font-size-complex="12pt"/>
    </style:style>
    <style:style style:name="T12" style:family="text">
      <style:text-properties fo:color="#ff0000" fo:font-size="12pt" fo:language="la" fo:country="VA" fo:font-style="normal" fo:font-weight="normal" officeooo:rsid="00794280" style:font-size-asian="12pt" style:language-asian="zh" style:country-asian="CN" style:font-style-asian="normal" style:font-weight-asian="normal" style:font-size-complex="12pt" style:language-complex="hi" style:country-complex="IN" style:font-style-complex="normal" style:font-weight-complex="normal"/>
    </style:style>
    <style:style style:name="T13" style:family="text">
      <style:text-properties fo:color="#ff0000" fo:font-size="12pt" fo:letter-spacing="normal" fo:language="la" fo:country="VA" fo:font-style="normal" fo:font-weight="normal" fo:background-color="#ffffff" loext:char-shading-value="0"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4" style:family="text">
      <style:text-properties fo:color="#ff0000" fo:font-size="12pt" fo:letter-spacing="normal" fo:language="la" fo:country="VA" fo:font-style="normal" fo:font-weight="normal" officeooo:rsid="00173d95" fo:background-color="#ffffff" loext:char-shading-value="0"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5" style:family="text">
      <style:text-properties fo:color="#ff0000" fo:font-size="12pt" fo:letter-spacing="normal" fo:language="la" fo:country="VA" fo:font-weight="bold" style:font-size-asian="12pt" style:language-asian="zh" style:country-asian="CN" style:font-weight-asian="bold" style:font-size-complex="12pt" style:language-complex="hi" style:country-complex="IN" style:font-weight-complex="bold"/>
    </style:style>
    <style:style style:name="T16" style:family="text">
      <style:text-properties fo:color="#ff0000" style:font-name="Old English CE" fo:font-size="14pt" fo:language="la" fo:country="VA" fo:font-weight="normal" style:font-size-asian="14pt" style:language-asian="zh" style:country-asian="CN" style:font-weight-asian="normal" style:font-size-complex="14pt" style:language-complex="hi" style:country-complex="IN" style:font-weight-complex="normal"/>
    </style:style>
    <style:style style:name="T17" style:family="text">
      <style:text-properties fo:color="#ff0000" style:font-name="Old English CE" fo:font-size="14pt" fo:language="la" fo:country="VA" fo:font-weight="normal" officeooo:rsid="00173d95" style:font-size-asian="14pt" style:language-asian="zh" style:country-asian="CN" style:font-weight-asian="normal" style:font-size-complex="14pt" style:language-complex="hi" style:country-complex="IN" style:font-weight-complex="normal"/>
    </style:style>
    <style:style style:name="T18" style:family="text">
      <style:text-properties fo:color="#ff0000" style:font-name="Old English CE" fo:font-size="14pt" fo:language="la" fo:country="VA" fo:font-weight="normal" officeooo:rsid="00186e05" style:font-size-asian="14pt" style:language-asian="zh" style:country-asian="CN" style:font-weight-asian="normal" style:font-size-complex="14pt" style:language-complex="hi" style:country-complex="IN" style:font-weight-complex="normal"/>
    </style:style>
    <style:style style:name="T19" style:family="text">
      <style:text-properties fo:color="#ff0000" style:font-name="Old English CE" fo:font-size="14pt" fo:language="la" fo:country="VA" fo:font-weight="normal" officeooo:rsid="001b3d07" style:font-size-asian="14pt" style:language-asian="zh" style:country-asian="CN" style:font-weight-asian="normal" style:font-size-complex="14pt" style:language-complex="hi" style:country-complex="IN" style:font-weight-complex="normal"/>
    </style:style>
    <style:style style:name="T20" style:family="text">
      <style:text-properties fo:color="#ff0000" style:font-name="Old English CE" fo:font-size="14pt" fo:language="la" fo:country="VA" fo:font-weight="normal" officeooo:rsid="001cf2a8" style:font-size-asian="14pt" style:language-asian="zh" style:country-asian="CN" style:font-weight-asian="normal" style:font-size-complex="14pt" style:language-complex="hi" style:country-complex="IN" style:font-weight-complex="normal"/>
    </style:style>
    <style:style style:name="T21" style:family="text">
      <style:text-properties fo:color="#ff0000" fo:language="la" fo:country="VA" style:language-asian="zh" style:country-asian="CN" style:language-complex="hi" style:country-complex="IN"/>
    </style:style>
    <style:style style:name="T22" style:family="text">
      <style:text-properties fo:language="la" fo:country="VA" style:language-asian="zh" style:country-asian="CN" style:language-complex="hi" style:country-complex="IN"/>
    </style:style>
    <style:style style:name="T23" style:family="text">
      <style:text-properties fo:language="la" fo:country="VA" fo:font-style="italic" style:language-asian="zh" style:country-asian="CN" style:font-style-asian="italic" style:language-complex="hi" style:country-complex="IN" style:font-style-complex="italic"/>
    </style:style>
    <style:style style:name="T24" style:family="text">
      <style:text-properties fo:language="la" fo:country="VA" fo:font-style="italic" fo:font-weight="normal" style:language-asian="zh" style:country-asian="CN" style:font-style-asian="italic" style:font-weight-asian="normal" style:language-complex="hi" style:country-complex="IN"/>
    </style:style>
    <style:style style:name="T25" style:family="text">
      <style:text-properties fo:language="la" fo:country="VA" fo:font-style="italic" fo:font-weight="normal" style:language-asian="zh" style:country-asian="CN" style:font-style-asian="italic" style:font-weight-asian="normal" style:language-complex="hi" style:country-complex="IN" style:font-style-complex="italic"/>
    </style:style>
    <style:style style:name="T26" style:family="text">
      <style:text-properties fo:color="#00000a" style:font-name="Old English CE" fo:font-size="14pt" fo:language="la" fo:country="VA" fo:font-weight="normal" style:font-size-asian="14pt" style:language-asian="zh" style:country-asian="CN" style:font-weight-asian="normal" style:font-size-complex="14pt" style:language-complex="hi" style:country-complex="IN" style:font-weight-complex="normal"/>
    </style:style>
    <style:style style:name="T27" style:family="text">
      <style:text-properties fo:color="#00000a" fo:font-size="12pt" fo:letter-spacing="normal" fo:language="la" fo:country="VA" fo:font-weight="bold" style:font-size-asian="12pt" style:language-asian="zh" style:country-asian="CN" style:font-weight-asian="bold" style:font-size-complex="12pt" style:language-complex="hi" style:country-complex="IN" style:font-weight-complex="bold"/>
    </style:style>
    <style:style style:name="T28" style:family="text">
      <style:text-properties fo:color="#00000a" fo:font-size="12pt" fo:letter-spacing="normal" fo:language="la" fo:country="VA" fo:font-weight="normal" style:font-size-asian="12pt" style:language-asian="zh" style:country-asian="CN" style:font-weight-asian="normal" style:font-size-complex="12pt" style:language-complex="hi" style:country-complex="IN" style:font-weight-complex="normal"/>
    </style:style>
    <style:style style:name="T29" style:family="text">
      <style:text-properties fo:color="#00000a" fo:font-size="12pt" fo:letter-spacing="normal" fo:language="la" fo:country="VA" fo:font-weight="normal" officeooo:rsid="00173d95" style:font-size-asian="12pt" style:language-asian="zh" style:country-asian="CN" style:font-weight-asian="normal" style:font-size-complex="12pt" style:language-complex="hi" style:country-complex="IN" style:font-weight-complex="normal"/>
    </style:style>
    <style:style style:name="T30" style:family="text">
      <style:text-properties fo:color="#00000a" fo:font-size="12pt" fo:letter-spacing="normal" fo:language="la" fo:country="VA" fo:font-weight="normal" officeooo:rsid="00194458" style:font-size-asian="12pt" style:language-asian="zh" style:country-asian="CN" style:font-weight-asian="normal" style:font-size-complex="12pt" style:language-complex="hi" style:country-complex="IN" style:font-weight-complex="normal"/>
    </style:style>
    <style:style style:name="T31" style:family="text">
      <style:text-properties fo:color="#00000a" fo:font-size="12pt" fo:letter-spacing="normal" fo:language="la" fo:country="VA" fo:font-weight="normal" officeooo:rsid="001cf2a8" style:font-size-asian="12pt" style:language-asian="zh" style:country-asian="CN" style:font-weight-asian="normal" style:font-size-complex="12pt" style:language-complex="hi" style:country-complex="IN" style:font-weight-complex="normal"/>
    </style:style>
    <style:style style:name="T32" style:family="text">
      <style:text-properties fo:color="#00000a" fo:font-size="12pt" fo:letter-spacing="normal" fo:language="la" fo:country="VA" fo:font-style="normal" fo:font-weight="normal" fo:background-color="#ffffff" loext:char-shading-value="0"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33" style:family="text">
      <style:text-properties style:font-name="Old English CE" fo:font-size="14pt" fo:language="la" fo:country="VA" fo:font-weight="normal" style:font-size-asian="14pt" style:language-asian="zh" style:country-asian="CN" style:font-weight-asian="normal" style:font-size-complex="14pt" style:language-complex="hi" style:country-complex="IN" style:font-weight-complex="normal"/>
    </style:style>
    <style:style style:name="T34" style:family="text">
      <style:text-properties style:font-name="Old English CE" fo:font-size="14pt" fo:language="la" fo:country="VA" fo:font-weight="normal" officeooo:rsid="00173d95" style:font-size-asian="14pt" style:language-asian="zh" style:country-asian="CN" style:font-weight-asian="normal" style:font-size-complex="14pt" style:language-complex="hi" style:country-complex="IN" style:font-weight-complex="normal"/>
    </style:style>
    <style:style style:name="T35" style:family="text">
      <style:text-properties style:font-name="Old English CE" fo:font-size="14pt" fo:language="la" fo:country="VA" fo:font-weight="normal" officeooo:rsid="00186e05" style:font-size-asian="14pt" style:language-asian="zh" style:country-asian="CN" style:font-weight-asian="normal" style:font-size-complex="14pt" style:language-complex="hi" style:country-complex="IN" style:font-weight-complex="normal"/>
    </style:style>
    <style:style style:name="T36" style:family="text">
      <style:text-properties style:font-name="Old English CE" fo:font-size="14pt" fo:language="la" fo:country="VA" fo:font-weight="normal" officeooo:rsid="001b3d07" style:font-size-asian="14pt" style:language-asian="zh" style:country-asian="CN" style:font-weight-asian="normal" style:font-size-complex="14pt" style:language-complex="hi" style:country-complex="IN" style:font-weight-complex="normal"/>
    </style:style>
    <style:style style:name="T37" style:family="text">
      <style:text-properties style:font-name="Old English CE" fo:font-size="14pt" fo:language="la" fo:country="VA" fo:font-weight="normal" officeooo:rsid="001cf2a8" style:font-size-asian="14pt" style:language-asian="zh" style:country-asian="CN" style:font-weight-asian="normal" style:font-size-complex="14pt" style:language-complex="hi" style:country-complex="IN" style:font-weight-complex="normal"/>
    </style:style>
    <style:style style:name="T38" style:family="text">
      <style:text-properties fo:color="#000000" fo:font-size="12pt"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39" style:family="text">
      <style:text-properties fo:color="#000000" fo:font-size="12pt" fo:letter-spacing="normal" fo:language="la" fo:country="VA" fo:font-style="normal" fo:font-weight="normal" officeooo:rsid="00173d95"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40" style:family="text">
      <style:text-properties fo:color="#000000" fo:font-size="12pt" fo:letter-spacing="normal" fo:language="la" fo:country="VA" fo:font-style="normal" fo:font-weight="normal" officeooo:rsid="00194458"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41" style:family="text">
      <style:text-properties fo:color="#000000" fo:font-size="12pt" fo:letter-spacing="normal" fo:language="la" fo:country="VA" fo:font-style="normal" fo:font-weight="normal" officeooo:rsid="001b3d07"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42" style:family="text">
      <style:text-properties fo:color="#000000" fo:font-size="12pt" fo:letter-spacing="normal" fo:language="la" fo:country="VA" fo:font-style="normal" fo:font-weight="normal" officeooo:rsid="001da493"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43" style:family="text">
      <style:text-properties fo:color="#000000" fo:font-size="12pt" fo:letter-spacing="normal" fo:language="la" fo:country="VA" fo:font-style="normal" fo:font-weight="normal" officeooo:rsid="002658e7"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44" style:family="text">
      <style:text-properties fo:color="#000000" fo:font-size="12pt" fo:letter-spacing="normal" fo:language="la" fo:country="VA" fo:font-style="normal" fo:font-weight="normal" officeooo:rsid="002883c7"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45" style:family="text">
      <style:text-properties fo:color="#000000" fo:font-size="12pt" fo:letter-spacing="normal" fo:language="la" fo:country="VA" fo:font-style="normal" fo:font-weight="normal" officeooo:rsid="002d527a"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46" style:family="text">
      <style:text-properties fo:color="#000000" fo:font-size="12pt" fo:letter-spacing="normal" fo:language="la" fo:country="VA" fo:font-style="normal" fo:font-weight="normal" officeooo:rsid="002e1349"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47" style:family="text">
      <style:text-properties fo:color="#000000" fo:font-size="12pt" fo:letter-spacing="normal" fo:language="la" fo:country="VA" fo:font-style="normal" fo:font-weight="normal" officeooo:rsid="00329066"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48" style:family="text">
      <style:text-properties fo:color="#000000" fo:font-size="12pt" fo:letter-spacing="normal" fo:language="la" fo:country="VA" fo:font-style="normal" fo:font-weight="normal" fo:background-color="#ffffff" loext:char-shading-value="0"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49" style:family="text">
      <style:text-properties fo:color="#000000" fo:font-size="12pt" fo:letter-spacing="normal" fo:language="la" fo:country="VA" fo:font-style="italic" fo:font-weight="normal" style:font-name-asian="Andale Sans UI" style:font-size-asian="12pt" style:language-asian="zh" style:country-asian="CN" style:font-style-asian="italic" style:font-weight-asian="normal" style:font-name-complex="Tahoma" style:font-size-complex="12pt" style:language-complex="hi" style:country-complex="IN" style:font-style-complex="italic" style:font-weight-complex="normal"/>
    </style:style>
    <style:style style:name="T50" style:family="text">
      <style:text-properties fo:color="#000000" fo:font-size="12pt" fo:language="la" fo:country="VA" style:font-size-asian="12pt"/>
    </style:style>
    <style:style style:name="T51" style:family="text">
      <style:text-properties fo:color="#000000" fo:font-size="12pt" fo:language="la" fo:country="VA" style:font-size-asian="12pt" style:font-size-complex="12pt"/>
    </style:style>
    <style:style style:name="T52" style:family="text">
      <style:text-properties fo:font-size="12pt" fo:language="cs" fo:country="CZ" style:font-size-asian="12pt" style:font-size-complex="12pt"/>
    </style:style>
    <style:style style:name="T53" style:family="text">
      <style:text-properties fo:font-size="12pt" fo:language="cs" fo:country="CZ" officeooo:rsid="0016fb8d" style:font-size-asian="12pt" style:font-size-complex="12pt"/>
    </style:style>
    <style:style style:name="T54" style:family="text">
      <style:text-properties fo:font-size="12pt" fo:language="cs" fo:country="CZ" officeooo:rsid="001cf2a8" style:font-size-asian="12pt" style:font-size-complex="12pt"/>
    </style:style>
    <style:style style:name="T55" style:family="text">
      <style:text-properties fo:font-size="12pt" fo:language="cs" fo:country="CZ" officeooo:rsid="0028ccf2" style:font-size-asian="12pt" style:font-size-complex="12pt"/>
    </style:style>
    <style:style style:name="T56" style:family="text">
      <style:text-properties fo:font-size="12pt" fo:language="cs" fo:country="CZ" officeooo:rsid="002ab859" style:font-size-asian="12pt" style:font-size-complex="12pt"/>
    </style:style>
    <style:style style:name="T57" style:family="text">
      <style:text-properties fo:font-size="12pt" fo:language="cs" fo:country="CZ" officeooo:rsid="002c8950" style:font-size-asian="12pt" style:font-size-complex="12pt"/>
    </style:style>
    <style:style style:name="T58" style:family="text">
      <style:text-properties fo:font-size="12pt" fo:language="cs" fo:country="CZ" officeooo:rsid="002d527a" style:font-size-asian="12pt" style:font-size-complex="12pt"/>
    </style:style>
    <style:style style:name="T59" style:family="text">
      <style:text-properties fo:font-size="12pt" fo:language="cs" fo:country="CZ" officeooo:rsid="0030044a" style:font-size-asian="12pt" style:font-size-complex="12pt"/>
    </style:style>
    <style:style style:name="T60" style:family="text">
      <style:text-properties fo:font-size="12pt" fo:language="cs" fo:country="CZ" officeooo:rsid="0031a46f" style:font-size-asian="12pt" style:font-size-complex="12pt"/>
    </style:style>
    <style:style style:name="T61" style:family="text">
      <style:text-properties fo:font-size="12pt" fo:language="cs" fo:country="CZ" officeooo:rsid="0031c6e2" style:font-size-asian="12pt" style:font-size-complex="12pt"/>
    </style:style>
    <style:style style:name="T62" style:family="text">
      <style:text-properties fo:font-size="12pt" fo:language="cs" fo:country="CZ" officeooo:rsid="0041ff7b" style:font-size-asian="12pt" style:font-size-complex="12pt"/>
    </style:style>
    <style:style style:name="T63" style:family="text">
      <style:text-properties fo:font-size="12pt" fo:language="cs" fo:country="CZ" officeooo:rsid="004332db" style:font-size-asian="12pt" style:font-size-complex="12pt"/>
    </style:style>
    <style:style style:name="T64" style:family="text">
      <style:text-properties fo:font-size="12pt" fo:language="cs" fo:country="CZ" officeooo:rsid="00444c16" style:font-size-asian="12pt" style:font-size-complex="12pt"/>
    </style:style>
    <style:style style:name="T65" style:family="text">
      <style:text-properties fo:font-size="12pt" fo:language="cs" fo:country="CZ" officeooo:rsid="00444d58" style:font-size-asian="12pt" style:font-size-complex="12pt"/>
    </style:style>
    <style:style style:name="T66" style:family="text">
      <style:text-properties fo:font-size="12pt" fo:language="cs" fo:country="CZ" officeooo:rsid="0045b393" style:font-size-asian="12pt" style:font-size-complex="12pt"/>
    </style:style>
    <style:style style:name="T67" style:family="text">
      <style:text-properties fo:font-size="12pt" fo:language="cs" fo:country="CZ" officeooo:rsid="004750a0" style:font-size-asian="12pt" style:font-size-complex="12pt"/>
    </style:style>
    <style:style style:name="T68" style:family="text">
      <style:text-properties fo:font-size="12pt" fo:language="cs" fo:country="CZ" officeooo:rsid="00477d74" style:font-size-asian="12pt" style:font-size-complex="12pt"/>
    </style:style>
    <style:style style:name="T69" style:family="text">
      <style:text-properties fo:font-size="12pt" fo:language="cs" fo:country="CZ" officeooo:rsid="00495223" style:font-size-asian="12pt" style:font-size-complex="12pt"/>
    </style:style>
    <style:style style:name="T70" style:family="text">
      <style:text-properties fo:font-size="12pt" fo:language="cs" fo:country="CZ" officeooo:rsid="004a2204" style:font-size-asian="12pt" style:font-size-complex="12pt"/>
    </style:style>
    <style:style style:name="T71" style:family="text">
      <style:text-properties fo:font-size="12pt" fo:language="cs" fo:country="CZ" officeooo:rsid="004c5b6d" style:font-size-asian="12pt" style:font-size-complex="12pt"/>
    </style:style>
    <style:style style:name="T72" style:family="text">
      <style:text-properties fo:font-size="12pt" fo:language="cs" fo:country="CZ" officeooo:rsid="00606441" style:font-size-asian="12pt" style:font-size-complex="12pt"/>
    </style:style>
    <style:style style:name="T73" style:family="text">
      <style:text-properties fo:font-size="12pt" fo:language="cs" fo:country="CZ" officeooo:rsid="00612daa" style:font-size-asian="12pt" style:font-size-complex="12pt"/>
    </style:style>
    <style:style style:name="T74" style:family="text">
      <style:text-properties fo:font-size="12pt" fo:language="cs" fo:country="CZ" officeooo:rsid="0062fa3e" style:font-size-asian="12pt" style:font-size-complex="12pt"/>
    </style:style>
    <style:style style:name="T75" style:family="text">
      <style:text-properties fo:font-size="12pt" fo:language="cs" fo:country="CZ" officeooo:rsid="0064bf26" style:font-size-asian="12pt" style:font-size-complex="12pt"/>
    </style:style>
    <style:style style:name="T76" style:family="text">
      <style:text-properties fo:font-size="12pt" fo:language="cs" fo:country="CZ" officeooo:rsid="00671430" style:font-size-asian="12pt" style:font-size-complex="12pt"/>
    </style:style>
    <style:style style:name="T77" style:family="text">
      <style:text-properties fo:font-size="12pt" fo:language="cs" fo:country="CZ" officeooo:rsid="007bc0bb" style:font-size-asian="12pt" style:font-size-complex="12pt"/>
    </style:style>
    <style:style style:name="T78" style:family="text">
      <style:text-properties fo:font-size="12pt" fo:language="cs" fo:country="CZ" officeooo:rsid="007db483" style:font-size-asian="12pt" style:font-size-complex="12pt"/>
    </style:style>
    <style:style style:name="T79" style:family="text">
      <style:text-properties fo:font-size="12pt" fo:language="cs" fo:country="CZ" officeooo:rsid="007f512d" style:font-size-asian="12pt" style:font-size-complex="12pt"/>
    </style:style>
    <style:style style:name="T80" style:family="text">
      <style:text-properties fo:font-size="12pt" fo:language="cs" fo:country="CZ" style:font-size-asian="12pt" style:language-asian="zh" style:country-asian="CN" style:font-size-complex="12pt" style:language-complex="hi" style:country-complex="IN"/>
    </style:style>
    <style:style style:name="T81" style:family="text">
      <style:text-properties fo:font-size="12pt" fo:language="cs" fo:country="CZ" officeooo:rsid="001cf2a8" style:font-size-asian="12pt" style:language-asian="zh" style:country-asian="CN" style:font-size-complex="12pt" style:language-complex="hi" style:country-complex="IN"/>
    </style:style>
    <style:style style:name="T82" style:family="text">
      <style:text-properties fo:font-size="12pt" fo:language="cs" fo:country="CZ" officeooo:rsid="0021deb0" style:font-size-asian="12pt" style:language-asian="zh" style:country-asian="CN" style:font-size-complex="12pt" style:language-complex="hi" style:country-complex="IN"/>
    </style:style>
    <style:style style:name="T83" style:family="text">
      <style:text-properties fo:font-size="12pt" fo:language="cs" fo:country="CZ" officeooo:rsid="0068e075" style:font-size-asian="12pt" style:language-asian="zh" style:country-asian="CN" style:font-size-complex="12pt" style:language-complex="hi" style:country-complex="IN"/>
    </style:style>
    <style:style style:name="T84" style:family="text">
      <style:text-properties fo:font-size="12pt" fo:language="cs" fo:country="CZ" officeooo:rsid="006a12b9" style:font-size-asian="12pt" style:language-asian="zh" style:country-asian="CN" style:font-size-complex="12pt" style:language-complex="hi" style:country-complex="IN"/>
    </style:style>
    <style:style style:name="T85" style:family="text">
      <style:text-properties fo:font-size="12pt" fo:language="cs" fo:country="CZ" officeooo:rsid="006fd178" style:font-size-asian="12pt" style:language-asian="zh" style:country-asian="CN" style:font-size-complex="12pt" style:language-complex="hi" style:country-complex="IN"/>
    </style:style>
    <style:style style:name="T86" style:family="text">
      <style:text-properties fo:font-size="12pt" fo:language="cs" fo:country="CZ" officeooo:rsid="007149ae" style:font-size-asian="12pt" style:language-asian="zh" style:country-asian="CN" style:font-size-complex="12pt" style:language-complex="hi" style:country-complex="IN"/>
    </style:style>
    <style:style style:name="T87" style:family="text">
      <style:text-properties fo:font-size="12pt" fo:language="cs" fo:country="CZ" officeooo:rsid="0073240d" style:font-size-asian="12pt" style:language-asian="zh" style:country-asian="CN" style:font-size-complex="12pt" style:language-complex="hi" style:country-complex="IN"/>
    </style:style>
    <style:style style:name="T88" style:family="text">
      <style:text-properties fo:font-size="12pt" fo:language="cs" fo:country="CZ" officeooo:rsid="00732d96" style:font-size-asian="12pt" style:language-asian="zh" style:country-asian="CN" style:font-size-complex="12pt" style:language-complex="hi" style:country-complex="IN"/>
    </style:style>
    <style:style style:name="T89" style:family="text">
      <style:text-properties fo:font-size="12pt" fo:language="cs" fo:country="CZ" officeooo:rsid="007404f0" style:font-size-asian="12pt" style:language-asian="zh" style:country-asian="CN" style:font-size-complex="12pt" style:language-complex="hi" style:country-complex="IN"/>
    </style:style>
    <style:style style:name="T90" style:family="text">
      <style:text-properties fo:font-size="12pt" fo:language="cs" fo:country="CZ" officeooo:rsid="0075fe11" style:font-size-asian="12pt" style:language-asian="zh" style:country-asian="CN" style:font-size-complex="12pt" style:language-complex="hi" style:country-complex="IN"/>
    </style:style>
    <style:style style:name="T91" style:family="text">
      <style:text-properties fo:font-size="12pt" fo:language="cs" fo:country="CZ" style:font-size-asian="12pt" style:language-asian="zh" style:country-asian="CN" style:font-name-complex="Goudy Old Style" style:font-size-complex="12pt" style:language-complex="hi" style:country-complex="IN"/>
    </style:style>
    <style:style style:name="T92" style:family="text">
      <style:text-properties fo:font-size="12pt" fo:language="cs" fo:country="CZ" fo:font-style="italic" style:font-size-asian="12pt" style:font-style-asian="italic" style:font-size-complex="12pt" style:font-style-complex="italic"/>
    </style:style>
    <style:style style:name="T93" style:family="text">
      <style:text-properties fo:font-size="12pt" fo:language="cs" fo:country="CZ" fo:font-style="italic" officeooo:rsid="002d527a" style:font-size-asian="12pt" style:font-style-asian="italic" style:font-size-complex="12pt" style:font-style-complex="italic"/>
    </style:style>
    <style:style style:name="T94" style:family="text">
      <style:text-properties fo:font-size="12pt" fo:language="cs" fo:country="CZ" fo:font-style="italic" officeooo:rsid="0031a46f" style:font-size-asian="12pt" style:font-style-asian="italic" style:font-size-complex="12pt" style:font-style-complex="italic"/>
    </style:style>
    <style:style style:name="T95" style:family="text">
      <style:text-properties fo:font-size="12pt" fo:language="cs" fo:country="CZ" fo:font-style="italic" officeooo:rsid="0031c6e2" style:font-size-asian="12pt" style:font-style-asian="italic" style:font-size-complex="12pt" style:font-style-complex="italic"/>
    </style:style>
    <style:style style:name="T96" style:family="text">
      <style:text-properties fo:font-size="12pt" fo:language="cs" fo:country="CZ" fo:font-style="italic" officeooo:rsid="00444c16" style:font-size-asian="12pt" style:font-style-asian="italic" style:font-size-complex="12pt" style:font-style-complex="italic"/>
    </style:style>
    <style:style style:name="T97" style:family="text">
      <style:text-properties fo:font-size="12pt" fo:language="cs" fo:country="CZ" fo:font-style="italic" officeooo:rsid="00444d58" style:font-size-asian="12pt" style:font-style-asian="italic" style:font-size-complex="12pt" style:font-style-complex="italic"/>
    </style:style>
    <style:style style:name="T98" style:family="text">
      <style:text-properties fo:font-size="12pt" fo:language="cs" fo:country="CZ" fo:font-style="italic" officeooo:rsid="0064bf26" style:font-size-asian="12pt" style:font-style-asian="italic" style:font-size-complex="12pt" style:font-style-complex="italic"/>
    </style:style>
    <style:style style:name="T99" style:family="text">
      <style:text-properties fo:font-size="12pt" fo:language="cs" fo:country="CZ" fo:font-style="italic" officeooo:rsid="007bc0bb" style:font-size-asian="12pt" style:font-style-asian="italic" style:font-size-complex="12pt" style:font-style-complex="italic"/>
    </style:style>
    <style:style style:name="T100" style:family="text">
      <style:text-properties fo:font-size="12pt" fo:language="cs" fo:country="CZ" fo:font-style="italic" style:font-size-asian="12pt" style:language-asian="zh" style:country-asian="CN" style:font-style-asian="italic" style:font-size-complex="12pt" style:language-complex="hi" style:country-complex="IN" style:font-style-complex="italic"/>
    </style:style>
    <style:style style:name="T101" style:family="text">
      <style:text-properties fo:font-size="12pt" fo:language="cs" fo:country="CZ" fo:font-style="italic" officeooo:rsid="0068e075" style:font-size-asian="12pt" style:language-asian="zh" style:country-asian="CN" style:font-style-asian="italic" style:font-size-complex="12pt" style:language-complex="hi" style:country-complex="IN" style:font-style-complex="italic"/>
    </style:style>
    <style:style style:name="T102" style:family="text">
      <style:text-properties fo:font-size="12pt" fo:language="cs" fo:country="CZ" fo:font-style="normal" style:font-size-asian="12pt" style:font-style-asian="normal" style:font-size-complex="12pt" style:font-style-complex="normal"/>
    </style:style>
    <style:style style:name="T103" style:family="text">
      <style:text-properties fo:font-size="12pt" fo:language="cs" fo:country="CZ" fo:font-style="normal" officeooo:rsid="001cf2a8" style:font-size-asian="12pt" style:font-style-asian="normal" style:font-size-complex="12pt" style:font-style-complex="normal"/>
    </style:style>
    <style:style style:name="T104" style:family="text">
      <style:text-properties fo:font-size="12pt" fo:language="cs" fo:country="CZ" fo:font-style="normal" officeooo:rsid="002d527a" style:font-size-asian="12pt" style:font-style-asian="normal" style:font-size-complex="12pt" style:font-style-complex="normal"/>
    </style:style>
    <style:style style:name="T105" style:family="text">
      <style:text-properties fo:font-size="12pt" fo:language="cs" fo:country="CZ" fo:font-style="normal" officeooo:rsid="0031a46f" style:font-size-asian="12pt" style:font-style-asian="normal" style:font-size-complex="12pt" style:font-style-complex="normal"/>
    </style:style>
    <style:style style:name="T106" style:family="text">
      <style:text-properties fo:font-size="12pt" fo:language="cs" fo:country="CZ" fo:font-style="normal" officeooo:rsid="0031c6e2" style:font-size-asian="12pt" style:font-style-asian="normal" style:font-size-complex="12pt" style:font-style-complex="normal"/>
    </style:style>
    <style:style style:name="T107" style:family="text">
      <style:text-properties fo:font-size="12pt" fo:language="cs" fo:country="CZ" fo:font-style="normal" officeooo:rsid="0064bf26" style:font-size-asian="12pt" style:font-style-asian="normal" style:font-size-complex="12pt" style:font-style-complex="normal"/>
    </style:style>
    <style:style style:name="T108" style:family="text">
      <style:text-properties fo:font-size="12pt" fo:language="la" fo:country="VA" style:font-size-asian="12pt" style:font-size-complex="12pt"/>
    </style:style>
    <style:style style:name="T109" style:family="text">
      <style:text-properties fo:font-size="12pt" fo:language="la" fo:country="VA" officeooo:rsid="0021deb0" style:font-size-asian="12pt" style:font-size-complex="12pt"/>
    </style:style>
    <style:style style:name="T110" style:family="text">
      <style:text-properties fo:font-size="12pt" fo:language="pl" fo:country="PL" style:font-size-asian="12pt" style:font-size-complex="12pt"/>
    </style:style>
    <style:style style:name="T111" style:family="text">
      <style:text-properties fo:font-size="12pt" fo:language="pl" fo:country="PL" style:font-size-asian="12pt" style:language-asian="zh" style:country-asian="CN" style:font-size-complex="12pt" style:language-complex="hi" style:country-complex="IN"/>
    </style:style>
    <style:style style:name="T112" style:family="text">
      <style:text-properties fo:font-size="12pt" officeooo:rsid="002658e7" style:font-size-asian="12pt" style:font-size-complex="12pt"/>
    </style:style>
    <style:style style:name="T113" style:family="text">
      <style:text-properties fo:font-size="12pt" officeooo:rsid="002883c7" style:font-size-asian="12pt" style:font-size-complex="12pt"/>
    </style:style>
    <style:style style:name="T114" style:family="text">
      <style:text-properties fo:font-size="12pt" officeooo:rsid="0031c6e2" style:font-size-asian="12pt" style:font-size-complex="12pt"/>
    </style:style>
    <style:style style:name="T115" style:family="text">
      <style:text-properties style:font-name="Times New Roman" fo:font-size="12pt" fo:language="cs" fo:country="CZ" style:font-name-asian="Arial Unicode MS" style:font-size-asian="12pt" style:font-name-complex="Arial Unicode MS" style:font-size-complex="12pt"/>
    </style:style>
    <style:style style:name="T116" style:family="text">
      <style:text-properties officeooo:rsid="00329066"/>
    </style:style>
    <style:style style:name="T117" style:family="text">
      <style:text-properties officeooo:rsid="00371804"/>
    </style:style>
    <style:style style:name="T118" style:family="text">
      <style:text-properties fo:font-size="10pt" officeooo:rsid="00371804"/>
    </style:style>
    <style:style style:name="T119" style:family="text">
      <style:text-properties fo:font-style="italic" officeooo:rsid="00371804" style:font-style-asian="italic" style:font-style-complex="italic"/>
    </style:style>
    <style:style style:name="T120" style:family="text">
      <style:text-properties fo:font-style="italic" officeooo:rsid="00671430" style:font-style-asian="italic" style:font-style-complex="italic"/>
    </style:style>
    <style:style style:name="T121" style:family="text">
      <style:text-properties fo:font-style="italic" officeooo:rsid="007a8ff8" style:font-style-asian="italic" style:font-style-complex="italic"/>
    </style:style>
    <style:style style:name="T122" style:family="text">
      <style:text-properties officeooo:rsid="00426686"/>
    </style:style>
    <style:style style:name="T123" style:family="text">
      <style:text-properties officeooo:rsid="004f8d9e"/>
    </style:style>
    <style:style style:name="T124" style:family="text">
      <style:text-properties officeooo:rsid="00538418"/>
    </style:style>
    <style:style style:name="T125" style:family="text">
      <style:text-properties officeooo:rsid="005712b2"/>
    </style:style>
    <style:style style:name="T126" style:family="text">
      <style:text-properties officeooo:rsid="00599d0e"/>
    </style:style>
    <style:style style:name="T127" style:family="text">
      <style:text-properties officeooo:rsid="00606441"/>
    </style:style>
    <style:style style:name="T128" style:family="text">
      <style:text-properties officeooo:rsid="0066905b"/>
    </style:style>
    <style:style style:name="T129" style:family="text">
      <style:text-properties officeooo:rsid="00671430"/>
    </style:style>
    <style:style style:name="T130" style:family="text">
      <style:text-properties officeooo:rsid="006a12b9"/>
    </style:style>
    <style:style style:name="T131" style:family="text">
      <style:text-properties officeooo:rsid="006d71ea"/>
    </style:style>
    <style:style style:name="T132" style:family="text">
      <style:text-properties officeooo:rsid="006fd178"/>
    </style:style>
    <style:style style:name="T133" style:family="text">
      <style:text-properties officeooo:rsid="007404f0"/>
    </style:style>
    <style:style style:name="T134" style:family="text">
      <style:text-properties fo:font-style="normal" officeooo:rsid="007a8ff8" style:font-style-asian="normal" style:font-style-complex="normal"/>
    </style:style>
    <style:style style:name="T135" style:family="text">
      <style:text-properties fo:font-style="normal" officeooo:rsid="007b3c0b" style:font-style-asian="normal" style:font-style-complex="normal"/>
    </style:style>
    <style:style style:name="T136" style:family="text">
      <style:text-properties officeooo:rsid="00794280"/>
    </style:style>
    <style:style style:name="T137" style:family="text">
      <style:text-properties officeooo:rsid="007a2c10"/>
    </style:style>
    <style:style style:name="T138" style:family="text">
      <style:text-properties officeooo:rsid="007a8ff8"/>
    </style:style>
    <style:style style:name="T139" style:family="text">
      <style:text-properties officeooo:rsid="007db483"/>
    </style:style>
    <style:style style:name="T140" style:family="text">
      <style:text-properties officeooo:rsid="007f512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SUPPLEMENTUM</text:p>
      <text:p text:style-name="P4">AD KALENDARIUM GENERALE</text:p>
      <text:p text:style-name="P3"><text:span text:style-name="T21">O</text:span><text:span text:style-name="T22">rdinis </text:span><text:span text:style-name="T21">C</text:span><text:span text:style-name="T22">isterciensis</text:span></text:p>
      <text:p text:style-name="P5">PRO MONASTERIIS EJUSDEM ORDINIS</text:p>
      <text:p text:style-name="P2"><text:span text:style-name="T22">in </text:span><text:span text:style-name="T21">B</text:span><text:span text:style-name="T22">ohemia et </text:span><text:span text:style-name="T21">L</text:span><text:span text:style-name="T22">usatia.</text:span></text:p>
      <text:p text:style-name="P12"><draw:frame draw:style-name="fr1" draw:name="Obrázek1" text:anchor-type="char" svg:x="2.2346in" svg:y="0.0654in" svg:width="2.2236in" svg:height="0.0945in" draw:z-index="0"><draw:image xlink:href="Pictures/100004B40000C5450000084E466E5CDF462522BB.wmf" xlink:type="simple" xlink:show="embed" xlink:actuate="onLoad" loext:mime-type="image/x-wmf"/><draw:image xlink:href="Pictures/1000020100000800000000566910704C1D2D3C75.png" xlink:type="simple" xlink:show="embed" xlink:actuate="onLoad"/></draw:frame></text:p>
      <text:p text:style-name="P1"><text:s/>I.</text:p>
      <text:p text:style-name="P8">PRO MONASTERIIS BOHEMIÆ ET LUSATIÆ.</text:p>
      <text:p text:style-name="P9">Sub ritu Festi Sermonis majoris cum Octava. </text:p>
      <text:p text:style-name="P6"><text:span text:style-name="T23">Dominica I. </text:span><text:span text:style-name="T25">Septembris:</text:span><text:span text:style-name="T22"> SS. Angelorum Custodum.</text:span></text:p>
      <text:p text:style-name="P9">Sub ritu Festi duarum Missarum majoris.</text:p>
      <text:p text:style-name="P13"><text:span text:style-name="T24">Die</text:span><text:span text:style-name="T22"> XXIII. </text:span><text:span text:style-name="T24">Januarii</text:span><text:span text:style-name="T23">:</text:span><text:span text:style-name="T22"> Desponsatio Beatæ Mariæ Virginis cum S. Joseph.</text:span></text:p>
      <text:p text:style-name="P13"><text:span text:style-name="T24">Die</text:span><text:span text:style-name="T22"> XXIV. </text:span><text:span text:style-name="T24">Martii</text:span><text:span text:style-name="T23">:</text:span><text:span text:style-name="T22"> S. Gabrielis Archangeli. </text:span></text:p>
      <text:p text:style-name="P15">Sub ritu Festi duarum Missarum minoris.</text:p>
      <text:p text:style-name="P14"><text:span text:style-name="T24">Die</text:span><text:span text:style-name="T22"> XX. </text:span><text:span text:style-name="T23">Januarii:</text:span><text:span text:style-name="T22"> SS. Fabiani et Sebastiani Martyrum.</text:span></text:p>
      <text:p text:style-name="P14"><text:span text:style-name="T24">Die</text:span><text:span text:style-name="T22"> IV. </text:span><text:span text:style-name="T24">Maji:</text:span><text:span text:style-name="T22"> S. Floriani Martyris: </text:span><text:span text:style-name="T23">Festum vero</text:span><text:span text:style-name="T22"> S. Francisci a Paula Confessoris </text:span><text:span text:style-name="T23">affigatur pro Monasteriis Bohemiæ et Lusatiæ d</text:span><text:span text:style-name="T25">ie</text:span><text:span text:style-name="T23">i XVI. Aprilis</text:span></text:p>
      <text:p text:style-name="P14"><text:span text:style-name="T24">Die</text:span><text:span text:style-name="T22"> XV. </text:span><text:span text:style-name="T24">Julii:</text:span><text:span text:style-name="T22"> S: Henrici Imperatoris.</text:span></text:p>
      <text:p text:style-name="P14"><text:span text:style-name="T24">Die</text:span><text:span text:style-name="T22"> IV. </text:span><text:span text:style-name="T24">Decembris:</text:span><text:span text:style-name="T22"> S. Barbaræ Virginis Martyris: </text:span><text:span text:style-name="T23">translato pro supradictis Monasteriis Festo</text:span><text:span text:style-name="T22"> S. Petri Chrysologi </text:span><text:span text:style-name="T23">ad d</text:span><text:span text:style-name="T25">ie</text:span><text:span text:style-name="T23">m VII. Decembris.</text:span></text:p>
      <text:p text:style-name="P58"><text:span text:style-name="T24">Die</text:span><text:span text:style-name="T22"> VI. </text:span><text:span text:style-name="T24">Decembris:</text:span><text:span text:style-name="T22"> S. Nicolai Episcopi Confessoris.</text:span></text:p>
      <text:p text:style-name="P9">Sub ritu xĳ. Lectionum et Missae.</text:p>
      <text:p text:style-name="P13"><text:span text:style-name="T24">Die</text:span><text:span text:style-name="T22"> VIII. </text:span><text:span text:style-name="T24">Martii</text:span><text:span text:style-name="T23">:</text:span><text:span text:style-name="T22"> B. Vincentii Kadlubek de Rosis Confessoris.</text:span></text:p>
      <text:p text:style-name="P13"><text:span text:style-name="T24">Die</text:span><text:span text:style-name="T22"> XIII. </text:span><text:span text:style-name="T24">Junii:</text:span><text:span text:style-name="T22"> S. Antonii Patavini Confessoris.</text:span></text:p>
      <text:p text:style-name="P13"><text:span text:style-name="T24">Die</text:span><text:span text:style-name="T22"> VIII. </text:span><text:span text:style-name="T24">Augusti:</text:span><text:span text:style-name="T22"> S. Famiani Confessoris.</text:span></text:p>
      <text:p text:style-name="P59"><text:span text:style-name="T24">Die</text:span><text:span text:style-name="T22"> II. </text:span><text:span text:style-name="T24">Septembris:</text:span><text:span text:style-name="T22"> S. Stephani Regis Confessoris</text:span></text:p>
      <text:p text:style-name="P10">II.</text:p>
      <text:p text:style-name="P8">PRO MONASTERIIS BOHEMIÆ.</text:p>
      <text:p text:style-name="P9">Sub ritu Festi Sermonis majoris cum Octava.</text:p>
      <text:p text:style-name="P11"><text:span text:style-name="T24">Die</text:span><text:span text:style-name="T22"> XVI. </text:span><text:span text:style-name="T24">Maji:</text:span><text:span text:style-name="T22"> S. Joannis Nepomuceni Martyris. Patroni Bohemiæ: </text:span><text:span text:style-name="T23">translato Festo </text:span><text:span text:style-name="T22">S. Petri Cœlestini </text:span><text:span text:style-name="T23">pro Monasteriis Bohemiæ ad </text:span><text:span text:style-name="T25">Die</text:span><text:span text:style-name="T23">m XXIV. Maji.</text:span></text:p>
      <text:p text:style-name="P9">Sub ritu Festi duarum Missarum majoris.</text:p>
      <text:p text:style-name="P60"><text:span text:style-name="T24">Die</text:span><text:span text:style-name="T22"> IX. </text:span><text:span text:style-name="T24">Martii</text:span><text:span text:style-name="T22">: SS. Cyrilli et Methodii Confessorum Pontificum.</text:span></text:p>
      <text:p text:style-name="P60"><text:span text:style-name="T24">Die</text:span><text:span text:style-name="T22"> II. </text:span><text:span text:style-name="T24">Aprilis:</text:span><text:span text:style-name="T22"> S. Adalberti Episcopi Martyris</text:span></text:p>
      <text:p text:style-name="P60"><text:soft-page-break/><text:span text:style-name="T24">Die</text:span><text:span text:style-name="T22"> XV. </text:span><text:span text:style-name="T24">Junii:</text:span><text:span text:style-name="T22"> S. Viti Martyris.</text:span></text:p>
      <text:p text:style-name="P60"><text:span text:style-name="T24">Die</text:span><text:span text:style-name="T22"> IV. </text:span><text:span text:style-name="T24">Julii:</text:span><text:span text:style-name="T22"> S. Procopii Abbatis. </text:span></text:p>
      <text:p text:style-name="P60"><text:span text:style-name="T24">Die</text:span><text:span text:style-name="T22"> XXVIII. </text:span><text:span text:style-name="T24">Septembris:</text:span><text:span text:style-name="T22"> S. Wenceslai Martyris.</text:span></text:p>
      <text:p text:style-name="P7"/>
      <text:p text:style-name="P9">Sub ritu Festi duarum Missarum minoris.</text:p>
      <text:p text:style-name="P62"><text:span text:style-name="T24">Die</text:span><text:span text:style-name="T22"> II. </text:span><text:span text:style-name="T24">Maji:</text:span><text:span text:style-name="T22"> S. Sigismundi Martyris: </text:span><text:span text:style-name="T23">translato pro Monasteriis prædictis Festo</text:span><text:span text:style-name="T22"> S. Athanasii </text:span><text:span text:style-name="T23">ad </text:span><text:span text:style-name="T25">Die</text:span><text:span text:style-name="T23">m XIII. ejusdem Mensis.</text:span></text:p>
      <text:p text:style-name="P62"><text:span text:style-name="T24">Die</text:span><text:span text:style-name="T22"> VI. </text:span><text:span text:style-name="T24">Junii:</text:span><text:span text:style-name="T22"> S. Norberti Episcopi Confessoris.</text:span></text:p>
      <text:p text:style-name="P62"><text:span text:style-name="T24">Die</text:span><text:span text:style-name="T22"> XVI. </text:span><text:span text:style-name="T24">Septembris:</text:span><text:span text:style-name="T22"> S. Ludmillæ Viduæ Martyris: </text:span><text:span text:style-name="T23">translato Festo </text:span><text:span text:style-name="T22">SS. Cornelii et Cypriani Pontificum Martyrum </text:span><text:span text:style-name="T23">ad d</text:span><text:span text:style-name="T25">ie</text:span><text:span text:style-name="T23">m XIX. Septembris.</text:span></text:p>
      <text:p text:style-name="P10">III.</text:p>
      <text:p text:style-name="P8">PRO MONASTERIO DE ALTOVADO.</text:p>
      <text:p text:style-name="P9">Sub ritu Festi Sermonis minoris.</text:p>
      <text:p text:style-name="P6"><text:span text:style-name="T24">Die</text:span><text:span text:style-name="T22"> XXVI. </text:span><text:span text:style-name="T24">Julii:</text:span><text:span text:style-name="T22"> S. Annæ Matris Beatæ Mariæ Virginis.</text:span></text:p>
      <text:p text:style-name="P10">IV.</text:p>
      <text:p text:style-name="P8">PRO MONASTERIIS DE OSSECO ET MARIAE STELLA.</text:p>
      <text:p text:style-name="P9">Sub ritu Festi duarum Missarum majoris.</text:p>
      <text:p text:style-name="P6"><text:span text:style-name="T24">Die</text:span><text:span text:style-name="T22"> XXIX. </text:span><text:span text:style-name="T24">Augusti:</text:span><text:span text:style-name="T22"> Decollationis S. Joannis Baptistae.</text:span></text:p>
      <text:p text:style-name="P10">V. </text:p>
      <text:p text:style-name="P8">PRO MONASTERIIS DE MARIAE STELLA IN LUSATIA.</text:p>
      <text:p text:style-name="P9">Sub ritu Festi Sermonis maioris eum Octava.</text:p>
      <text:p text:style-name="P11"><text:span text:style-name="T24">Die</text:span><text:span text:style-name="T22"> XXI. </text:span><text:span text:style-name="T24">Octobris:</text:span><text:span text:style-name="T22"> SS. Ursulæ et Sociarum Virginum Martyrum: </text:span><text:span text:style-name="T23">affixo pro dicto Monasterio Festo</text:span><text:span text:style-name="T22"> B. Bernardi Episcopi Confessoris </text:span><text:span text:style-name="T23">d</text:span><text:span text:style-name="T25">ie</text:span><text:span text:style-name="T23">i XXIX. Octobris.</text:span></text:p>
      <text:p text:style-name="P9">Sub ritu Festi duarum Missarum majoris.</text:p>
      <text:p text:style-name="P61"><text:span text:style-name="T24">Die</text:span><text:span text:style-name="T22"> XX. </text:span><text:span text:style-name="T24">Januarii:</text:span><text:span text:style-name="T22"> SS. Fabiani et Sebastiani Martyrum.</text:span></text:p>
      <text:p text:style-name="P61"><text:span text:style-name="T24">Die</text:span><text:span text:style-name="T22"> XXIII. </text:span><text:span text:style-name="T24">Aprilis:</text:span><text:span text:style-name="T22"> S. Georgii Martyris.</text:span></text:p>
      <text:p text:style-name="P61"><text:span text:style-name="T24">Die</text:span><text:span text:style-name="T22"> III. </text:span><text:span text:style-name="T24">Augusti:</text:span><text:span text:style-name="T22"> SS. Reliquiarum, quae in Ecclesia Mariæ Stellæ asservantur.</text:span></text:p>
      <text:p text:style-name="P61"><text:span text:style-name="T24">Die</text:span><text:span text:style-name="T22"> VII </text:span><text:span text:style-name="T24">Augusti:</text:span><text:span text:style-name="T22"> S. Donati Episcopi Martyris: </text:span><text:span text:style-name="T23">assignato pro Monasterio praedicto Festo</text:span><text:span text:style-name="T22"> S. Cajetani </text:span><text:span text:style-name="T23">d</text:span><text:span text:style-name="T25">ie</text:span><text:span text:style-name="T23">i IX. Augusti.</text:span></text:p>
      <text:p text:style-name="P61"><text:span text:style-name="T24">Die</text:span><text:span text:style-name="T22"> IV. </text:span><text:span text:style-name="T24">Decembris:</text:span><text:span text:style-name="T22"> S. Barbaræ Virginis Martyris: </text:span><text:span text:style-name="T23">affixo pro dicto Monasterio Festo</text:span><text:span text:style-name="T22"> S. Petri Chrysologi </text:span><text:span text:style-name="T23">d</text:span><text:span text:style-name="T25">ie</text:span><text:span text:style-name="T23">i VII. Decembris.</text:span></text:p>
      <text:p text:style-name="P9">Sub ritu Festi duarum Missarum minoris.</text:p>
      <text:p text:style-name="P6"><text:span text:style-name="T24">Die</text:span><text:span text:style-name="T22"> III. </text:span><text:span text:style-name="T24">Julii:</text:span><text:span text:style-name="T22"> S. Margaritæ Virginis Martyris.</text:span></text:p>
      <text:p text:style-name="P9">Sub ritu Festi xĳ. Lectionum et Missis.</text:p>
      <text:p text:style-name="P6"><text:soft-page-break/><text:span text:style-name="T24">Die</text:span><text:span text:style-name="T22"> XVII. </text:span><text:span text:style-name="T23">Junii:</text:span><text:span text:style-name="T22"> S. Bennonis Episcopi Confessoris.</text:span></text:p>
      <text:p text:style-name="P10">VI.</text:p>
      <text:p text:style-name="P8">PRO MONASTERIO DE MARIÆ VALLE.</text:p>
      <text:p text:style-name="P9">Sub ritu Festi duarum Missarum majoris.</text:p>
      <text:p text:style-name="P6"><text:span text:style-name="T24">Die</text:span><text:span text:style-name="T22"> XIV. </text:span><text:span text:style-name="T24">Octobris:</text:span><text:span text:style-name="T22"> SS. Reliquiarum quae in Ecclesia Maria Vallis asservantur.</text:span></text:p>
      <text:p text:style-name="P9">Sub ritu Festi xij. Lectionum et Missae.</text:p>
      <text:p text:style-name="P60"><text:span text:style-name="T24">Die</text:span><text:span text:style-name="T22"> XXVII. </text:span><text:span text:style-name="T24">Februarii:</text:span><text:span text:style-name="T22"> S. Decentii Martyris.</text:span></text:p>
      <text:p text:style-name="P60"><text:span text:style-name="T24">Die</text:span><text:span text:style-name="T22"> XVII. </text:span><text:span text:style-name="T24">Aprilis:</text:span><text:span text:style-name="T22"> S. Germanionis Martyris.</text:span></text:p>
      <text:p text:style-name="P7"/>
      <text:p text:style-name="Text_20_body"/>
      <table:table table:name="Tabulka1" table:style-name="Tabulka1">
        <table:table-column table:style-name="Tabulka1.A"/>
        <table:table-column table:style-name="Tabulka1.B"/>
        <table:table-row table:style-name="Tabulka1.1">
          <table:table-cell table:style-name="Tabulka1.A1" table:number-columns-spanned="2" office:value-type="string">
            <text:p text:style-name="P16"><text:span text:style-name="T1">Die</text:span><text:span text:style-name="T2"> XX. </text:span><text:span text:style-name="T1">Januarii</text:span></text:p>
            <text:p text:style-name="P16"><text:span text:style-name="T16">I</text:span><text:span text:style-name="T26">n</text:span><text:span text:style-name="T16"> F</text:span><text:span text:style-name="T26">esto</text:span><text:span text:style-name="T16"> SS. F</text:span><text:span text:style-name="T33">abiani et </text:span><text:span text:style-name="T16">S</text:span><text:span text:style-name="T33">ebastiani.</text:span></text:p>
            <text:p text:style-name="P35">Martyrum.</text:p>
            <text:p text:style-name="P53"><text:span text:style-name="T27">in </text:span><text:span text:style-name="T15">B</text:span><text:span text:style-name="T27">ohemia et </text:span><text:span text:style-name="T15">L</text:span><text:span text:style-name="T27">usatia:</text:span><text:span text:style-name="T28"> MM. min.</text:span></text:p>
          </table:table-cell>
          <table:covered-table-cell/>
        </table:table-row>
        <table:table-row table:style-name="Tabulka1.1">
          <table:table-cell table:style-name="Tabulka1.A1" office:value-type="string">
            <text:p text:style-name="P51">In II. Nocturno</text:p>
            <text:p text:style-name="P40">Lectio v.</text:p>
            <text:p text:style-name="P64"><text:span text:style-name="T38">Fabiánus Románus, a Maximíno usque ad Décium regens Ecclésiam, septem Diáconis regiónes divísit, qui páuperum curam habérent. Tótidem Subdiáconos creávit, qui res gestas Mártyrum a septem notáriis scriptas collígerent. Idem státuit, ut quotánnis féria quinta in Cœna Dómini vétere combústo, Chrisma renovarétur. Dénique décimo tértio Kaléndas Februárii martyrio coronátur. </text:span><text:span text:style-name="T49">(Et in cœmetério Callísti via Appia sepúltus est.)</text:span></text:p>
            <text:p text:style-name="P21"/>
          </table:table-cell>
          <table:table-cell table:style-name="Tabulka1.A1" office:value-type="string">
            <text:p text:style-name="P23"/>
            <text:p text:style-name="P23"/>
            <text:p text:style-name="P64"><text:span text:style-name="T52">Fabián byl Říman, a </text:span><text:span text:style-name="T92">jako papež</text:span><text:span text:style-name="T102"> vládl Církvi od dob císaře Maximina až do doby císaře Decia. Rozdělil město sedmi jáhnům, kteří měli na starosti chudé. Také ustanovil podjáhny, kteří shromažďovali příběhy mučedníků sepsané sedmi notáři. Také ustanovil, aby se každý rok na Zelený čtvrtek spálilo staré křižmo a posvětilo nové. Poté když 20. ledna korunován byl korunou mučednictví. </text:span><text:span text:style-name="T92">(A v Calixtových katakombách na Via Appia pohřben byl.)</text:span></text:p>
          </table:table-cell>
        </table:table-row>
        <table:table-row table:style-name="Tabulka1.1">
          <table:table-cell table:style-name="Tabulka1.A1" office:value-type="string">
            <text:p text:style-name="P40">Lectio vj.</text:p>
            <text:p text:style-name="P66">Sebastiánus, ex patre Narbonénsi, matre Mediolanénsi natus, ob géneris nobilitátem, et virtútem Diocletiáno charus fuit; dux primæ cohórtis, Christiános, quorum fidem clam colébat, ópera et facultátibus adjuvábat; et qui ex eis tormentórum vim reformidáre videbántur cohortatióne sic confirmábat, ut pro Jesu Christo multi se ultro tortóribus offérent. </text:p>
            <text:p text:style-name="P26"/>
          </table:table-cell>
          <table:table-cell table:style-name="Tabulka1.A1" office:value-type="string">
            <text:p text:style-name="P24"/>
            <text:p text:style-name="P86"><text:span text:style-name="T52">Šebestián se narodil otci z Narbonne </text:span><text:span text:style-name="T92">v jižní Francii </text:span><text:span text:style-name="T102">a matce z Milána. Vznešeností rodu i odvahou byl drahý císaři Diokleciánovi. Jako velitel první kohorty podporoval křesťany, jejichž víru tajně podporoval, skutky i penězi. Ty z nich, kteří se zdáli vyděšeni krutostí mučení, svým povzbuzením tak posílil, že pro Ježíše Krista mnozí sami se mučitelům nabídli. </text:span></text:p>
          </table:table-cell>
        </table:table-row>
        <table:table-row table:style-name="Tabulka1.1">
          <table:table-cell table:style-name="Tabulka1.A1" office:value-type="string">
            <text:p text:style-name="P39">Lectio vij.</text:p>
            <text:p text:style-name="P66">In illis fuére Marcus et Marcelliánus fratres, qui Romae in custódia erant apud Nicóstratum: cujus uxor Zoë vocem, quam amíserat, Sebastiáni orátione recuperávit. Quibus Diocletiáno delátis, Sebastiánum accérsit, et a Christi fide conátur avértere. Sed cum nihil profíceret, ad palum alligátum sagíttis confígi jubet. </text:p>
          </table:table-cell>
          <table:table-cell table:style-name="Tabulka1.A1" office:value-type="string">
            <text:p text:style-name="P24"/>
            <text:p text:style-name="P87">Mezi nimi byli i bratři Marcus a Marcelliánus, které v Římě uvěznil Nikostratus. Jeho žena Zoe ztratila hlas a Šebestiánova modlitba jí jej opět navrátila. Když se to doneslo Diokleciánovi, nechal si zavolat Šebestiána a snažil se jej odvrátit od víry Kristovy. Avšak když se mu to nepodařilo, přikázal přivázati jej ke kůlu a prostříleti šípy. </text:p>
          </table:table-cell>
        </table:table-row>
        <table:table-row table:style-name="Tabulka1.1">
          <table:table-cell table:style-name="Tabulka1.A1" office:value-type="string">
            <text:p text:style-name="P39">Lectio viij.</text:p>
            <text:p text:style-name="P65"><text:span text:style-name="T38">Quem ómnium opinióne mórtuum, noctu sancta múlier Iréne sepeliéndi grátia jussit auférri; sed vivum repértum domi suæ curávit. Itaque paulo post, confirmáta valetúdine, Diocletiáno óbviam factus, ejus impietátem libérius accusávit. Cujus aspéctu cum ille primum obstupuísset, quod mórtuum créderet: rei novitáte, et acri Sebastiáni reprehensióne excandéscens, eum támdiu virgis cædi imperávit, donec ánimam Deo rédderet. </text:span><text:span text:style-name="T49">(Ejus corpus in cloácam dejéctum, Lucína, a Sebastiáno in somnis mónita, ad catacúmbas sepelívit, ubi illíus nómine célebris ecclésia est ædificáta.)</text:span></text:p>
          </table:table-cell>
          <table:table-cell table:style-name="Tabulka1.A1" office:value-type="string">
            <text:p text:style-name="P24"/>
            <text:p text:style-name="P86"><text:span text:style-name="T103">K</text:span><text:span text:style-name="T102">dyž už si všichni mysleli, že je mrtev, v noci svatá žena Irena přikázala jej přinést, aby jej pohřbili; když však uviděla, že je živý, uzdravila jej ve svém domě. Za nějaký čas, když nabyl plného zdraví, jde za císařem Diokleciánem, aby mu svobodně vytknul jeho bezbožnost. Ten když jej uviděl, byl nejdříve překvapen tou novinou, neboť si myslel, že je mrtvý, avšak Šebestianovými ostrými výtkami natolik byl rozlícen, že rozkázal tak dlouho holemi jej bíti, dokud duši Pánu nenavrátil. </text:span><text:span text:style-name="T92">(Jeho tělo vhodili do odpadní stoky, kde jej Lucina, ve snu Šebestiánem požádána, nalezla a pohřbila v katakombách. Na tomto místě pak byl v jeho slavném </text:span><text:soft-page-break/><text:span text:style-name="T92">jménu vystavěn kostel.)</text:span></text:p>
          </table:table-cell>
        </table:table-row>
        <table:table-row table:style-name="Tabulka1.1">
          <table:table-cell table:style-name="Tabulka1.A1" table:number-columns-spanned="2" office:value-type="string">
            <text:p text:style-name="P16"><text:span text:style-name="T1">Die</text:span><text:span text:style-name="T2"> XXIII. </text:span><text:span text:style-name="T1">Januarii</text:span></text:p>
            <text:p text:style-name="P16"><text:span text:style-name="T16">I</text:span><text:span text:style-name="T26">n</text:span><text:span text:style-name="T16"> F</text:span><text:span text:style-name="T26">esto</text:span><text:span text:style-name="T16"> D</text:span><text:span text:style-name="T26">esponsationis</text:span><text:span text:style-name="T16"> S. M</text:span><text:span text:style-name="T26">ariæ</text:span><text:span text:style-name="T16"> V</text:span><text:span text:style-name="T26">irginis cum</text:span><text:span text:style-name="T16"> S. J</text:span><text:span text:style-name="T33">oseph.</text:span></text:p>
            <text:p text:style-name="P53"><text:span text:style-name="T27">in </text:span><text:span text:style-name="T15">B</text:span><text:span text:style-name="T27">ohemia et </text:span><text:span text:style-name="T15">L</text:span><text:span text:style-name="T27">usatia:</text:span><text:span text:style-name="T28"> MM. maj.</text:span></text:p>
          </table:table-cell>
          <table:covered-table-cell/>
        </table:table-row>
        <table:table-row table:style-name="Tabulka1.1">
          <table:table-cell table:style-name="Tabulka1.A1" office:value-type="string">
            <text:p text:style-name="P28">In II. Nocturno</text:p>
            <text:p text:style-name="P16"><text:span text:style-name="T32">Sermo sancti Bernárdi Abbátis</text:span><text:span text:style-name="T48">.</text:span></text:p>
            <text:p text:style-name="P35">Homilia 2. super Missus est.</text:p>
            <text:p text:style-name="P41"><text:bookmark text:name="__DdeLink__2400_1673144709113111111"/>Lectio v.</text:p>
            <text:p text:style-name="P68">Oportébat a Príncipe mundi aliquámdiu celári Divíni concílii sacramentum; non quod Deus, si opus suum fácere vellet, impedíri posse illud metúeret: sed quia ipsa, qui non solum poténter quæcúmque vóluit, fecit, sicut in ómnibus suis quasdam rerum vel témporum congruéntias propter órdinis pulchritúdinem serváre consuévit: ita in hoc quoque tam magnífico ópere suo, nostræ vidélicet reparatiónis, non tantum poténtiam suam, sed et prudéntiam suam osténdere vóluit. </text:p>
            <text:p text:style-name="P27"/>
          </table:table-cell>
          <table:table-cell table:style-name="Tabulka1.A1" office:value-type="string">
            <text:p text:style-name="P23"/>
            <text:p text:style-name="P23"/>
            <text:p text:style-name="P23"/>
            <text:p text:style-name="P23"/>
            <text:p text:style-name="P64"><text:span text:style-name="T79">S</text:span><text:span text:style-name="T52">lušelo se před knížetem tohoto světa ještě po nějakou dobu skrýti tajemství Božího úradku. Ne že by se Bůh, když chtěl své dílo učinit, obával, že mu v <text:s/>něm může zabránit. Ale protože ten, jenž cokoliv chtěl, nejen mocně učinil, ale zvykl si také zachovávat určitý soulad událostí a času ve veškerém svém díle (neboť řád je krásný), tak i v tomto tak velikém svém díle, totiž v </text:span><text:span text:style-name="T92">díle </text:span><text:span text:style-name="T52">naší spásy, chtěl ukázat nejen svou moc, ale také svou moudrost.</text:span></text:p>
          </table:table-cell>
        </table:table-row>
        <table:table-row table:style-name="Tabulka1.1">
          <table:table-cell table:style-name="Tabulka1.A1" office:value-type="string">
            <text:p text:style-name="P40">Lectio vj.</text:p>
            <text:p text:style-name="P66">Et quamquam illud áliter quómodo vellet, perfícere potuísset; plácuit tamen eo pótius modo et órdine hóminem sibi reconciliáre, quo nóverat cecidísse: ut sicut diábolus prius sedúxit Fœminam, et póstmodum Virum per Fœminam vicit, ita prius a Fœmina Vírgine seducerétur, et post a Viro Christo apérte debellarétur: quátenus malítiæ fraudi dum ars pietátis illúderet, ac malígni fortitúdinem Christi virtus contéreret, diábolo Deus prudéntior apparéret et fórtior. </text:p>
            <text:p text:style-name="P21"/>
          </table:table-cell>
          <table:table-cell table:style-name="Tabulka1.A1" office:value-type="string">
            <text:p text:style-name="P23"/>
            <text:p text:style-name="P70">A i když to mohl učinit, jakkoliv jinak chtěl, zalíbilo se mu člověka se sebou smířit spíše tím způsobem a v tom pořadí, v jakém věděl, že padl. Tak jako ďábel prvně svedl Ženu, a poté Muže skrze Ženu přemohl, tak byl také prvně Ženou a Pannou sveden, a poté nad ním Muž Kristus otevřeně zvítězil. V tom, jak lest zloby přemohlo umění lásky a sílu zlého rozdrtila Kristova ctnost, jeví se Bůh moudřejším a silnějším než ďábel.</text:p>
          </table:table-cell>
        </table:table-row>
        <table:table-row table:style-name="Tabulka1.1">
          <table:table-cell table:style-name="Tabulka1.A1" office:value-type="string">
            <text:p text:style-name="P40">Lectio vij.</text:p>
            <text:p text:style-name="P66">Convéniens ergo erat, ut suáviter quoque ómnia cœléstia scílicet et terréna dispóneret: quátenus et illinc dejíciens inquiétum, réliquos firmáret in pace et hic debellatúrus ínvidum, nobis prius suæ humilitátis et mansuetúdinis valde necessárium exémplum relinquerétur, sicque mirábili fíeret moderámine sapiéntiæ, ut et suis suávis et hóstibus fortis apparéret.</text:p>
            <text:p text:style-name="P26"/>
          </table:table-cell>
          <table:table-cell table:style-name="Tabulka1.A1" office:value-type="string">
            <text:p text:style-name="P23"/>
            <text:p text:style-name="P65"><text:span text:style-name="T52">Příhodné tedy bylo, jak </text:span><text:span text:style-name="T92">Bůh </text:span><text:span text:style-name="T102">sladce všechno na nebi a samozřejmě i na zemi přichystal. Když z nebe svrhnul zmatek, ostatní upevnil v pokoji, a zde zvítězil nad závistivcem, zanechal nám v první řadě velmi potřebný příklad své pokory a mírnosti. Tak se totiž stává podivuhodným kormidlem moudrosti, kdy se ukazuje svým milým jako sladký, a nepřátelům jako silný.</text:span></text:p>
          </table:table-cell>
        </table:table-row>
        <table:table-row table:style-name="Tabulka1.1">
          <table:table-cell table:style-name="Tabulka1.A1" office:value-type="string">
            <text:p text:style-name="P40">Lectio viij.</text:p>
            <text:p text:style-name="P65"><text:span text:style-name="T38">Quid enim prodest diábolum a Deo vinci, nobis manéntibus supérbis? necessário ígitur desponsáta est María Joseph, quando per hoc et a cánibus Sanctum abscónditur, et a sponso Virgínitas comprobátur et Vírginis tam verecúndiæ párcitur, quam famæ providétur. Quid sapiéntius? quid </text:span><text:soft-page-break/><text:span text:style-name="T38">dígnius Divína Providéntia? uno tali consílio secrétis cœléstibus et admíttitur testis, et íntegra servátur fama Vírginis Maríæ. </text:span></text:p>
            <text:p text:style-name="P22"/>
          </table:table-cell>
          <table:table-cell table:style-name="Tabulka1.A1" office:value-type="string">
            <text:p text:style-name="P23"/>
            <text:p text:style-name="P65"><text:span text:style-name="T54">C</text:span><text:span text:style-name="T52">o tedy prospěje, když ďábel je Bohem přemožen, ale my zůstaneme pyšní? Bylo tedy nutné, aby se Maria zaslíbila Josefovi, tím je </text:span><text:span text:style-name="T92">Nejsvětější </text:span><text:span text:style-name="T52">Svátost </text:span><text:span text:style-name="T92">v lůně matky</text:span><text:span text:style-name="T52"> ukryta před psy, též Panenství potvrzeno <text:s/>snoubencem. Panna hanby je ušetřena, i před pomluvami uchráněna. Co by mohlo být moudřejší? </text:span><text:soft-page-break/><text:span text:style-name="T52">Co více hodno Boží prozřetelnosti? Jedním takovým úradkem je nebeskému tajemství zajištěn svědek, i neporušená pověst Panně Marii zachována.</text:span></text:p>
          </table:table-cell>
        </table:table-row>
        <table:table-row table:style-name="Tabulka1.1">
          <table:table-cell table:style-name="Tabulka1.A1" office:value-type="string">
            <text:p text:style-name="P29">In III. Nocturno</text:p>
            <text:p text:style-name="P16"><text:span text:style-name="T50">Léctio sancti Evangélii secúndum Matthæum.</text:span><text:span text:style-name="T9"> </text:span></text:p>
            <text:p text:style-name="P40">Lectio ix. Cap. 1.</text:p>
            <text:p text:style-name="P65"><text:span text:style-name="T51">Cum esset desponsáta Mater Jesu Maria Joseph, ántequam convenírent, invénta est in útero habens de Spíritu Sancto. Et réliqua.</text:span><text:span text:style-name="T108"> </text:span></text:p>
            <text:p text:style-name="P30"/>
            <text:p text:style-name="P16"><text:span text:style-name="T108">Homilia sancti </text:span><text:span text:style-name="T51">Hierónymi Presbýteri</text:span><text:span text:style-name="T108">.</text:span></text:p>
            <text:p text:style-name="P42">Lib. 1 Comment. in Cap. 1. Matthæi.</text:p>
            <text:p text:style-name="P79">Quare non de símplici vírgine, sed de desponsáta concípitur? Primum, ut per generatiónem Joseph, orígo Maríæ monstrarétur: secúndo, ne lapidarétur a Judæis ut adúltera: tértio, ut in Ægyptum fúgiens habéret solátium. Martyr Ignátius étiam quartam áddidit causam, cur a desponsáta concéptus sit: Ut partus, ínquiens, ejus celarétur diábolo, dum eum putat non de vírgine, sed de uxóre generátum.</text:p>
            <text:p text:style-name="P30"/>
          </table:table-cell>
          <table:table-cell table:style-name="Tabulka1.A1" office:value-type="string">
            <text:p text:style-name="P32"/>
            <text:p text:style-name="P32"/>
            <text:p text:style-name="P32"/>
            <text:p text:style-name="P65"><text:span text:style-name="T80">Když Maria, matka Ježíšova, byla zasnoubena s Josefem, než začali spolu žít, ukázalo se, že počala z Ducha svatého. A ostatn</text:span><text:span text:style-name="T91">í</text:span><text:span text:style-name="T80">.</text:span></text:p>
            <text:p text:style-name="P32"/>
            <text:p text:style-name="P32"/>
            <text:p text:style-name="P32"/>
            <text:p text:style-name="P72"><text:span text:style-name="T131">P</text:span>roč byl Pán počat ze zasnoubené ženy a ne z prosté panny? Za prvé, aby se skrze původ Josefův ukázal i původ Mariin. Za druhé, aby nebyla židy ukamenována jako cizoložnice. A za třetí, aby měla útěchu, až bude muset uprchnout do Egypta. Mučedník Ignác přidává ještě čtvrtý důvod, proč byl Pán počat ze zasnoubené ženy: aby zrození Páně bylo skryto před ďáblem, neboť ten si myslel, že se nezrodí z panny, ale z manželky. </text:p>
          </table:table-cell>
        </table:table-row>
        <table:table-row table:style-name="Tabulka1.1">
          <table:table-cell table:style-name="Tabulka1.A1" office:value-type="string">
            <text:p text:style-name="P40">Lectio x.</text:p>
            <text:p text:style-name="P65"><text:span text:style-name="T51">Antequam convenírent, invénta est in útero habens de Spíritu sancto. Non ab alio invénta est, nisi a Joseph, qui pene licéntia maritáli futúræ uxóris ómnia nóverat. Quod autem dícitur: Antequam convenírent, non séquitur ut póstea convénerint: sed Scriptúra quod factum non sit, osténdit.</text:span><text:span text:style-name="T108"> </text:span></text:p>
            <text:p text:style-name="P34"/>
          </table:table-cell>
          <table:table-cell table:style-name="Tabulka1.A1" office:value-type="string">
            <text:p text:style-name="P32"/>
            <text:p text:style-name="P65"><text:span text:style-name="T80">Než spolu začali žít, ukázalo se, že počala z Ducha svatého. Nikdo jiný to nevěděl, pouze Josef, který již měl na dosah právo manžela vědět vše o své budoucí ženě. Je totiž psáno: „než začali spolu žít“ a to ještě neznamená, že spolu pak opravdu žili. Avšak Písmo ukazuje, co se nestalo, </text:span><text:span text:style-name="T100">že předtím spolu nežili.</text:span></text:p>
          </table:table-cell>
        </table:table-row>
        <table:table-row table:style-name="Tabulka1.1">
          <table:table-cell table:style-name="Tabulka1.A1" office:value-type="string">
            <text:p text:style-name="P40">Lectio xj.</text:p>
            <text:p text:style-name="P69">Joseph autem vir ejus, cum esset justus, et nollet eam tradúcere, vóluit occulte dimíttere eam. Si quis fornicariæ conjungitur, unum corpus effícitur, et in lege præcéptum est, non solum reos, sed et cónscios criminum obnoxios esse peccáti: quómodo Joseph, cum crimen celáret uxoris, justus scribitur? Sed hoc testimónium Maríæ est, quod Joseph sciens illíus castitátem, et admirans quod evénerat, celat silentio, cujus mystérium nesciebat.</text:p>
            <text:p text:style-name="P30"/>
          </table:table-cell>
          <table:table-cell table:style-name="Tabulka1.A1" office:value-type="string">
            <text:p text:style-name="P32"/>
            <text:p text:style-name="P65"><text:span text:style-name="T80">Avšak Josef, její muž, protože byl </text:span><text:span text:style-name="T100">spravedlivý</text:span><text:span text:style-name="T80">, nechtěl ji vystavit pohaně, chtěl ji tajně propustit. Pokud jsou dva spojeni v smilstvu, stanou se jedním tělem, a v zákoně je přikázáno, že hříchem jsou stiženi nejen provinění, ale dokonce i ti, kdo o provinění věděli. Jak by tedy mohl být Josef spravedlivý, kdyby kryl hřích manželky? Toto však <text:s/>svědčí o tom, že Josef věděl o Mariině čistotě a v obdivu nad tím, co se stalo, skryl svým </text:span><text:span text:style-name="T100">mlčením</text:span><text:span text:style-name="T80"> tajemství, které neznal.</text:span></text:p>
          </table:table-cell>
        </table:table-row>
        <table:table-row table:style-name="Tabulka1.1">
          <table:table-cell table:style-name="Tabulka1.A1" office:value-type="string">
            <text:p text:style-name="P40">Lectio xij.</text:p>
            <text:p text:style-name="P65"><text:span text:style-name="T51">Joseph, fili David, noli timére accípere Maríam uxórem tuam. Jam et supra díximus, sponsas uxóres appellári: quod plénius liber advérsus Helvídium docet. Et blandiétis afféctu ei per sómnium Angelus lóquitur, ut justítiam siléntii comprobáret. Simúlque notándum, quod Joseph </text:span><text:soft-page-break/><text:span text:style-name="T51">fílius esse dicátur David, ut María quoque de stirpe David monstrarétur.</text:span></text:p>
            <text:p text:style-name="P31"/>
          </table:table-cell>
          <table:table-cell table:style-name="Tabulka1.A1" office:value-type="string">
            <text:p text:style-name="P33"/>
            <text:p text:style-name="P65"><text:span text:style-name="T81">J</text:span><text:span text:style-name="T80">osefe, synu Davidův, neboj se přijmout Marii za manželku svou. Již dříve jsme si řekli, že ze snoubenek se slovem stávají manželky, jak o tom obšírněji pojednává spis proti Helvidiovi. A ve snu s ním mluvil anděl, aby jej uklidnil, a utvrdil ve spravedlnosti jeho mlčení. Stojí též za zmínku, že </text:span><text:soft-page-break/><text:span text:style-name="T80">Josef byl nazván synem Davidovým, aby se ukázalo, že Maria je také z pokolení Davidova.</text:span></text:p>
          </table:table-cell>
        </table:table-row>
        <table:table-row table:style-name="Tabulka1.1">
          <table:table-cell table:style-name="Tabulka1.A1" table:number-columns-spanned="2" office:value-type="string">
            <text:p text:style-name="P16"><text:span text:style-name="T1">Die</text:span><text:span text:style-name="T2"> VIII. </text:span><text:span text:style-name="T1">Martii</text:span></text:p>
            <text:p text:style-name="P16"><text:span text:style-name="T16">I</text:span><text:span text:style-name="T26">n</text:span><text:span text:style-name="T16"> F</text:span><text:span text:style-name="T26">esto</text:span><text:span text:style-name="T16"> S. V</text:span><text:span text:style-name="T33">incentii.</text:span></text:p>
            <text:p text:style-name="P35">Episcopi et Confessoris.</text:p>
            <text:p text:style-name="P53"><text:span text:style-name="T27">in </text:span><text:span text:style-name="T15">B</text:span><text:span text:style-name="T27">ohemia et </text:span><text:span text:style-name="T15">L</text:span><text:span text:style-name="T27">usatia:</text:span><text:span text:style-name="T28"> xij. Lect. et M.</text:span></text:p>
          </table:table-cell>
          <table:covered-table-cell/>
        </table:table-row>
        <table:table-row table:style-name="Tabulka1.1">
          <table:table-cell table:style-name="Tabulka1.A1" office:value-type="string">
            <text:p text:style-name="P51">In II. Nocturno</text:p>
            <text:p text:style-name="P40">Lectio v.</text:p>
            <text:p text:style-name="P67">Vincéntius Kádlubek Polónus natus est, ut antíqua acta ferunt, in Villa Karvau Diœcésis Cracoviénsis Palatinátus Sandomirénsis, ex vetustíssima Rosárum família. Patre Bogumíto, matre Benígna, sánguinis claritáte et pietáte illústribus, a quibus in fide Cathólica et in timóre Dómini sancte educátus, plura édidit in ipsis téneris annis sanctitátis specímina, innocéntia morum, jugi orándi stúdio, humilitáte, modéstia ac prompta erga suos paréntes obediéntia. Adoléscens factus, Philosóphicis ac Theológicis stúdiis imbútus, in Académia Cracoviénsi láuream Doctorálem adéptus est, cum litterárum stúdio singulárem pietátem semper cópulans, ótium et pravórum consórtia abhorrens, oratióni addíctus, Sacraménta frequéntans, aliósque Christiánæ pietátis actus forti ánimo exércens.</text:p>
            <text:p text:style-name="P21"/>
          </table:table-cell>
          <table:table-cell table:style-name="Tabulka1.A1" office:value-type="string">
            <text:p text:style-name="P23"/>
            <text:p text:style-name="P23"/>
            <text:p text:style-name="P64"><text:span text:style-name="T110">Vincenty Kadłubek</text:span><text:span text:style-name="T52"> se narodil jako Polák, jak vypráví prastaré spisy, ve vesnici </text:span><text:span text:style-name="T111">Karwów</text:span><text:span text:style-name="T52"> v krakovské diecézi a sandoměřském vojvodství, do prastaré rodiny z Růže (Rosa). Jeho otec Bogumít a matka Benigna, proslavení vznešeností původu i zbožností, jej přesvatě vzdělali v katolické víře i bázni k Hospodinu, dále se pak v tomto raném věku vzdělával příklady svatých, nevinností mravů, usilovnou a pravidelnou modlitbou, pokorou, skromností, a vždy byl hotov poslechnout své rodiče. Když vyrostl, ponořil se do studia filosofie a theologie, na krakovské Akademii dosáhl doktorského vyznamenání, když studium knih vždy spojoval se zbožností, vždy měl v ošklivosti zahálku a špatnou společnost, oddával se modlitbě, žil svátostmi a i ostatní skutky křesťanské zbožnosti silným duchem vykonával.</text:span></text:p>
          </table:table-cell>
        </table:table-row>
        <table:table-row table:style-name="Tabulka1.17">
          <table:table-cell table:style-name="Tabulka1.A1" office:value-type="string">
            <text:p text:style-name="P40">Lectio vj.</text:p>
            <text:p text:style-name="P66">Tantæ sanctimónia vitæ captus Fulco Epíscopus Cracoviénsis Vincéntium inter suos cooptávit, ejúsque ópera usus est in regímine suæ Diœcésis. Cum præter exímiam vitæ integritátem‚ acri étiam polléret ingénio, singulárique prudéntia, Sacerdótio initiátus‚ evéctus fuit ab eódem Epíscopo ad Præpositúram insígnis Collegiátæ Sandomirénsis, in qua dignitáte omnes sui múneris partes ádeo sancte explévit, ut exémplar factus modéstiæ, castimóniæ, aliarúmque virtútum promerúerit designári a Lefco Albo Polóniæ rege in Oratórem, ut própriam fíliam beátam Saloméam in sponsam dedúceret ad regem Halíciæ. Defúncto intérea Fulcóne Epíscopo Cracoviénsi assúmptus ille fuit ad eándem sedem; Ejúsdem electiónem confirmánte Innocéntio III. Pontífice Máximo.</text:p>
            <text:p text:style-name="P26"/>
          </table:table-cell>
          <table:table-cell table:style-name="Tabulka1.A1" office:value-type="string">
            <text:p text:style-name="P23"/>
            <text:p text:style-name="P65"><text:span text:style-name="T52">Taková svatost života zaujala Fulka, biskupa krakovského, který si Vincence vyžádal k sobě, a jeho dílo využil ve správě své diecéze. Když byl Vincenc, který kromě výjimečné čistoty života vládl bystrým rozumem a jedinečnou moudrostí, vysvěcen na kněze, tento biskup jej povýšil na probošta slavné sandoměřské kapituly, a v takové důstojnosti všechny povinnost svého úřadu tak svatě vykonával, že jako příklad skromnosti, čistoty i jiných ctností byl shledán hodným, aby si jej polský král Lešek </text:span><text:span text:style-name="T92">I. </text:span><text:span text:style-name="T52">Bílý zvolil jako kazatele při svatebním obřadu, kdy jeho dcera Salomena byla dána za manželku králi Haliče. Když mezitím zemřel krakovský arcibiskup Fulko, byl Vincenc přijat na jeho stolec. Tuto volbu potvrdil papež Innocenc III.</text:span></text:p>
          </table:table-cell>
        </table:table-row>
        <table:table-row table:style-name="Tabulka1.17">
          <table:table-cell table:style-name="Tabulka1.A1" office:value-type="string">
            <text:p text:style-name="P40">Lectio vij.</text:p>
            <text:p text:style-name="P65"><text:span text:style-name="T38">In Episcopátu exémplum se præbuit bonórum óperum, et commíssum sibi gregem pascens mónitis, consíliis, sciéntia, verbo et exémplo ita insectátus est, ut pravos populórum mores‚ et </text:span><text:soft-page-break/><text:span text:style-name="T38">collápsam pietátem in pristínum restitúerit. Cathólicae fídei insígnis Propagátor, et Ecclesiásticae jurisdictiónis vindex acérrimus. Exímia incláruit prudéntia, charitáte, mansuetúdine, et misericórdia in páuperes; zelus Domus Dei ita illum coméderat‚ ut reparatióni‚ et opportúnis Ecclesiárum provéntibus impénse cónsulens, nedum ex mensæ Episcopális reddítibus, sed et de hæreditário património illas dotáverit. Exímium vero ejus religiónis arguméntum fuit, dum insígne erogávit pecúlium; ut in Temolo CathedráIis Cracoviénsis lampas accénsa coram Altáris Sacraménto perpétuo asservarétur. </text:span></text:p>
            <text:p text:style-name="P43"/>
          </table:table-cell>
          <table:table-cell table:style-name="Tabulka1.A1" office:value-type="string">
            <text:p text:style-name="P45"/>
            <text:p text:style-name="P65"><text:span text:style-name="T52">Jako biskup ukázal se býti příkladem dobrých skutků a stádce sobě svěřené pásl poučením, radou, vědomostmi, slovem i příkladem, a lid jej natolik následoval, že špatné zvyky jeho a upadlou </text:span><text:soft-page-break/><text:span text:style-name="T52">zbožnost k dávné slávě navrátil. Stal se významným šiřitelem katolické víry a vášnivým vykonavatelem spravedlnosti v církvi. Proslavil se výjimečnou moudrostí, láskou, mírností a slitováním s chudými. Horlivost pro Dům Boží jej natolik stravovala, že se rozhodl, že opravy kostelů a další podobné výdaje nebudou hrazeny jen z biskupského stolce, ale že je z dědičných statků svých podporovati bude. Výjimečným důkazem zbožnosti jeho bylo, když část svého majetku vydal na to, aby před oltářem krakovské katedrály vždy hořely svíčky před Svátostí Oltářní. <text:s/></text:span></text:p>
          </table:table-cell>
        </table:table-row>
        <table:table-row table:style-name="Tabulka1.17">
          <table:table-cell table:style-name="Tabulka1.A1" office:value-type="string">
            <text:p text:style-name="P40">Lectio viij.</text:p>
            <text:p text:style-name="P66">Decurrénte vero décimo ejus Episcopátus anno, Evangélicæ <text:s/>perfectiónis cúpidus, in religiósa castra secédere decrévit, ut cœléstium rerum contemplátioni et rigidióris vitæ Institúto vacáre posset. Hinc forti ánimo, précibus et lácrymis devícta Capítuli, et pópuli Cracoviénsis contradictióne‚ prævio beneplácito Pontíficis Honórii tértii, ómnia sua dispérsit et dedit paupéribus, et Insígniis Episcopálibus depósitis coram collégio Canonicórum Cracoviénsium nudis pédibus proficíscens per decem leucas se cóntulit ad Cœnóbium Andreoviénse, in quo Monásticam vitam Ordinis Cisterciénsis proféssus est: ibíque regulári observántia, jejúniis et cœléstium rerum contemplátione quinque júgiter annis praelúxit, plúribus étiam supernaturálibus donis a Deo locupletátus. Plenus tandem diérum et óperum, pretiósam in conspéctu Dómini mortem óbiit octáva Mártii anno millésimo ducentésimo vigésimo tértio. Fama sanctitátis et miraculórum clarus. Ecclesiásticum ejus cultum rite probátum, confirmávit Clemens XIII. Póntifex Máximus. Qui et has lectiónes próprias ejus in honórem recitándas concéssit.</text:p>
            <text:p text:style-name="P43"/>
          </table:table-cell>
          <table:table-cell table:style-name="Tabulka1.A1" office:value-type="string">
            <text:p text:style-name="P45"/>
            <text:p text:style-name="P65"><text:span text:style-name="T53">K</text:span><text:span text:style-name="T52">dyž uběhl desátý rok jeho biskupské služby, v touze po evangelní dokonalosti se rozhodl, že se uchýlí do Božího tábora, aby se mohl věnovati kontemplaci věcí nebeských a přísnějšímu způsobu života. Proto pevný ve svém rozhodnutí, prosbami a slzami přesvědčil kapitulu i nesouhlasící lid krakovský, když obdržel souhlas papeže Honoria III., všechen svůj majetek prodal a rozdal chudým, biskupské insignie odložil před kolegiem krakovských kanovníků a vyrazil jen s bosýma nohama, aby se odebral do deset mil vzdáleného kláštera v J</text:span><text:span text:style-name="T115">ę</text:span><text:span text:style-name="T52">drzejowie, v němž složil řeholní sliby cisterciáckého řádu. Zde v poslušnosti řeholi, postech a kontemplaci věcí nebeských prožil pět let, během nichž jej Bůh zahrnul mnoha nadpřirozenými dary. Pln dnů i skutků, smrtí drahou v Hospodinových očích sešel dne 8. března roku 1223. Zemřel v pověsti svatosti, proslaven mnohými zázraky. Úctu jeho v Církvi, náležitě prověřenou, potvrdil papež Klement XIII., který také schválil tato vlastní čtení, aby byla předčítána k jeho chvále. </text:span></text:p>
          </table:table-cell>
        </table:table-row>
        <table:table-row table:style-name="Tabulka1.17">
          <table:table-cell table:style-name="Tabulka1.A1" table:number-columns-spanned="2" office:value-type="string">
            <text:p text:style-name="P47"><text:span text:style-name="T3">DIE</text:span><text:span text:style-name="T2"> </text:span><text:span text:style-name="T7">XX</text:span><text:span text:style-name="T2">III. </text:span><text:span text:style-name="T3">APRILIS.</text:span></text:p>
            <text:p text:style-name="P17"><text:span text:style-name="T16">I</text:span><text:span text:style-name="T26">n</text:span><text:span text:style-name="T16"> F</text:span><text:span text:style-name="T26">esto</text:span><text:span text:style-name="T16"> S. </text:span><text:span text:style-name="T17">A</text:span><text:span text:style-name="T34">dalberti</text:span><text:span text:style-name="T33">.</text:span></text:p>
            <text:p text:style-name="P17"><text:span text:style-name="T13">Episcopi et </text:span><text:span text:style-name="T14">Martyris ,</text:span></text:p>
            <text:p text:style-name="P17"><text:span text:style-name="T14">Patroni Regni Bohemiæ</text:span><text:span text:style-name="T13">.</text:span></text:p>
            <text:p text:style-name="P54"><text:span text:style-name="T27">in </text:span><text:span text:style-name="T15">B</text:span><text:span text:style-name="T27">ohemia:</text:span><text:span text:style-name="T28"> M</text:span><text:span text:style-name="T29">M</text:span><text:span text:style-name="T28">. </text:span><text:span text:style-name="T29">maj.</text:span></text:p>
          </table:table-cell>
          <table:covered-table-cell/>
        </table:table-row>
        <table:table-row table:style-name="Tabulka1.17">
          <table:table-cell table:style-name="Tabulka1.A1" office:value-type="string">
            <text:p text:style-name="P51">In II. Nocturno</text:p>
            <text:p text:style-name="P40">Lectio v.</text:p>
            <text:p text:style-name="P64"><text:span text:style-name="T38">ADALBÉRTUS nobil</text:span><text:span text:style-name="T40">í</text:span><text:span text:style-name="T38">ssimo génere in Bohémia ortus, cum gráviter adhuc infans ægrotáret, Beatissimæ Vírginis ope, cui </text:span><text:soft-page-break/><text:span text:style-name="T38">illum parentes devóverant‚ ejúsd</text:span><text:span text:style-name="T39">e</text:span><text:span text:style-name="T38">m aræ admótus mire conváluit. Missus Magdebúrgum ad liberáles hauriéndas discipl</text:span><text:span text:style-name="T43">í</text:span><text:span text:style-name="T38">nas, </text:span><text:span text:style-name="T44">c</text:span><text:span text:style-name="T38">um præstáret ingénio, magnos in iísdem progréssus hábuit. Revérsus ad suos Ditmáro demórtuo, summo ómnium consénsu Episcopus Pragénsis creátur: quo in múnere, dum verbo et exémplo gregem pascit, omnes óptimi Antístitis partes implévit.</text:span></text:p>
            <text:p text:style-name="P21"/>
          </table:table-cell>
          <table:table-cell table:style-name="Tabulka1.A1" office:value-type="string">
            <text:p text:style-name="P23"/>
            <text:p text:style-name="P25"/>
            <text:p text:style-name="P82"><text:span text:style-name="T112">Vojtěch, narozen </text:span><text:span text:style-name="T113">pře</text:span><text:span text:style-name="T112">vznešenému rodu v Čechách jako nemluvně těžce onemocněl, </text:span><text:span text:style-name="T113">a </text:span><text:span text:style-name="T112">zásluhou Nejblahoslavenější Panny, které </text:span><text:soft-page-break/><text:span text:style-name="T112">jej rodiče zaslíbili, zázračně se uzdravil, když jej přinesli k jejímu oltáři. Byl poslán do Magdeburgu, aby studoval svobodná umění. </text:span><text:span text:style-name="T113">Zde vynikal bystrostí a dosáhl velkých pokroků. Vrátil se domů a po smrti Dětmara byl jedno</text:span><text:span text:style-name="T114">hlasným rozhodnutím </text:span><text:span text:style-name="T113">všech jmenován pražským biskupem. V tomto úřadu, zatímco slovem i příkladem stádce své pasl, naplňoval všechny úlohy výborného představeného.</text:span></text:p>
          </table:table-cell>
        </table:table-row>
        <table:table-row table:style-name="Tabulka1.17">
          <table:table-cell table:style-name="Tabulka1.A1" office:value-type="string">
            <text:p text:style-name="P40">Lectio vj.</text:p>
            <text:p text:style-name="P66">NON respóndit labóri fructus. Itaque eum se nihil proficere animadvérteret, Jerosólymam profectúrus Romam venit. Digréssus inde ad Cassinénse Monastérium longióris peregrinatiónis abjécto consilio beáti Nili mónitu ad Urbem rédiens ad sanctum Bonifácium Mónachus effícitur.</text:p>
            <text:p text:style-name="P26"/>
          </table:table-cell>
          <table:table-cell table:style-name="Tabulka1.A1" office:value-type="string">
            <text:p text:style-name="P23"/>
            <text:p text:style-name="P65"><text:span text:style-name="T55">Úroda ovšem neodpovídala jeho práci. Takže když seznal, že by ničemu již neprospěl, </text:span><text:span text:style-name="T56">vyrazil na pouť do Jeruzaléma. Když přišel do Říma, zastavil se </text:span><text:span text:style-name="T61">také </text:span><text:span text:style-name="T56">v klášteře Monte Cassino. </text:span><text:span text:style-name="T57">Na radu svatého Nila se </text:span><text:span text:style-name="T61">vzdal původního úmyslu na dlouhou cestu a</text:span><text:span text:style-name="T57"> vrátil do Říma, </text:span><text:span text:style-name="T61">kde se</text:span><text:span text:style-name="T57"> stal mnichem u svatého Bonifáce </text:span><text:span text:style-name="T95">na Aventinu</text:span><text:span text:style-name="T57">.</text:span></text:p>
          </table:table-cell>
        </table:table-row>
        <table:table-row table:style-name="Tabulka1.17">
          <table:table-cell table:style-name="Tabulka1.A1" office:value-type="string">
            <text:p text:style-name="P40">Lectio vij.</text:p>
            <text:p text:style-name="P65"><text:span text:style-name="T38">QUINQUÉNNIUM ibi incredíbili pietáte </text:span><text:span text:style-name="T45">ac</text:span><text:span text:style-name="T38"> religióne cum egísset, missa ad Summum Pontificem legatióne in Bohémiam revocátur. Jussus revérti páruit. Sed </text:span><text:span text:style-name="T45">c</text:span><text:span text:style-name="T38">um pópulus ab ingénio non recéderet, ad Monastérium, unde discésserat, migrávit. Nec diu quiéscere ibídem pótuit, Othóne tértio Romam adveniénte, cum Moguntínus Antístes illum repéteret‚ iterum discédere cógitur.</text:span></text:p>
            <text:p text:style-name="P43"/>
          </table:table-cell>
          <table:table-cell table:style-name="Tabulka1.A1" office:value-type="string">
            <text:p text:style-name="P45"/>
            <text:p text:style-name="P65"><text:span text:style-name="T58">Když tam v neuvěřitelné zbožnosti a nábožnosti strávil pět let, přišlo poselstvo ke Svatému otci, aby byl Vojtěch povolán zpět do Čech. Příkazu tedy uposlechl. Když však lid neodstoupil od své </text:span><text:span text:style-name="T93">tvrdé</text:span><text:span text:style-name="T58"> povahy, vrátil se zpět do kláštera, odkud přišel. Nemohl tam </text:span><text:span text:style-name="T61">však</text:span><text:span text:style-name="T58"> déle spočinout, když Ota III., </text:span><text:span text:style-name="T93">císař římský</text:span><text:span text:style-name="T104">, přišel do Říma, a </text:span><text:span text:style-name="T95">jeho ústy</text:span><text:span text:style-name="T104"> si jej mohučský arcibiskup žádal zpět, znovu byl nucen odejít. </text:span></text:p>
          </table:table-cell>
        </table:table-row>
        <table:table-row table:style-name="Tabulka1.17">
          <table:table-cell table:style-name="Tabulka1.A1" office:value-type="string">
            <text:p text:style-name="P40">Lectio viij.</text:p>
            <text:p text:style-name="P65"><text:span text:style-name="T38">SED rejéctus a suis, piis, quos próxime in Polónia, prius vero in Hungária fidei causa suscéperat, labóribus mínime conténtus, quod a Summo Pontifice impetráverat‚ ad Gentes, quæ Christum non nóverant lucrifaciéndas ánimas adjécit. Vix Prússiam vénerat </text:span><text:span text:style-name="T46">c</text:span><text:span text:style-name="T38">um male accéptus ab íncolis‚ mox ab iísdem est interémptus. Corpus a Bolesláo Bohémiæ Duce, æquáli auri póndere redémptum fuit. Quod demum Pragam translátum, ibídem religiosissime cólitur.</text:span></text:p>
            <text:p text:style-name="P43"/>
          </table:table-cell>
          <table:table-cell table:style-name="Tabulka1.A1" office:value-type="string">
            <text:p text:style-name="P45"/>
            <text:p text:style-name="P65"><text:span text:style-name="T53">K</text:span><text:span text:style-name="T52">dyž </text:span><text:span text:style-name="T58">však </text:span><text:span text:style-name="T59">byl svými odmítnut a se svým dílem, které pro víru započal v Polsku a dříve již v Maďarsku, byl pramálo spokojen, vyžádal si od Svatého otce </text:span><text:span text:style-name="T61">dovolení</text:span><text:span text:style-name="T59">, aby duše pohanů, kteří Krista ještě nepoznali, získávati směl. Sotva přišel do Pruska, byl zle přijat místními obyvateli, kteří jej zanedlouho zabili. </text:span><text:span text:style-name="T60">Boleslav </text:span><text:span text:style-name="T94">Chrabrý</text:span><text:span text:style-name="T105">, </text:span><text:span text:style-name="T94">v té době </text:span><text:span text:style-name="T105">český panovník, jeho tělo vykoupil za zlato </text:span><text:span text:style-name="T106">stejné</text:span><text:span text:style-name="T105"> váhy. Jakmile bylo přeneseno do Prahy, dostalo se mu značné úcty. </text:span></text:p>
          </table:table-cell>
        </table:table-row>
        <table:table-row table:style-name="Tabulka1.17">
          <table:table-cell table:style-name="Tabulka1.A1" table:number-columns-spanned="2" office:value-type="string">
            <text:p text:style-name="P48"><text:span text:style-name="T3">DIE</text:span><text:span text:style-name="T2"> II. </text:span><text:span text:style-name="T4">M</text:span><text:span text:style-name="T3">A</text:span><text:span text:style-name="T4">J</text:span><text:span text:style-name="T3">I.</text:span></text:p>
            <text:p text:style-name="P18"><text:span text:style-name="T16">I</text:span><text:span text:style-name="T26">n</text:span><text:span text:style-name="T16"> F</text:span><text:span text:style-name="T26">esto</text:span><text:span text:style-name="T16"> S. </text:span><text:span text:style-name="T18">S</text:span><text:span text:style-name="T34">i</text:span><text:span text:style-name="T35">gismundi</text:span><text:span text:style-name="T33">.</text:span></text:p>
            <text:p text:style-name="P36">Martyris,</text:p>
            <text:p text:style-name="P18"><text:span text:style-name="T14">Patroni Regni Bohemiæ</text:span><text:span text:style-name="T13">.</text:span></text:p>
            <text:p text:style-name="P55"><text:span text:style-name="T27">in </text:span><text:span text:style-name="T15">B</text:span><text:span text:style-name="T27">ohemia:</text:span><text:span text:style-name="T28"> M</text:span><text:span text:style-name="T29">M</text:span><text:span text:style-name="T28">. </text:span><text:span text:style-name="T29">m</text:span><text:span text:style-name="T30">in</text:span><text:span text:style-name="T29">.</text:span></text:p>
          </table:table-cell>
          <table:covered-table-cell/>
        </table:table-row>
        <table:table-row table:style-name="Tabulka1.17">
          <table:table-cell table:style-name="Tabulka1.A1" office:value-type="string">
            <text:p text:style-name="P51">In II. Nocturno</text:p>
            <text:p text:style-name="P40">Lectio v.</text:p>
            <text:p text:style-name="P64"><text:span text:style-name="T38">SIGISMÚNDUS Burgúndiæ Rex, quam a Beáto Avíto Viennénsi Epíscopo pietátem háuserat‚ egrégie excóluit. Charitáte in páupe</text:span><text:span text:style-name="T40">r</text:span><text:span text:style-name="T38">es, vitæ abstinéntia, demissióne ánimi‚ omni </text:span><text:soft-page-break/><text:span text:style-name="T38">dénique virtútum ge</text:span><text:span text:style-name="T47">n</text:span><text:span text:style-name="T38">ere, sed præsértim religióne in Deum, veneratióne in Sanctos illústris fuit. Inter cæteros Thebéos Mártyres, eorúmque Ducem Maurítium mirífice cóluit.</text:span></text:p>
            <text:p text:style-name="P21"/>
          </table:table-cell>
          <table:table-cell table:style-name="Tabulka1.A1" office:value-type="string">
            <text:p text:style-name="P25"/>
            <text:p text:style-name="P25"/>
            <text:p text:style-name="P72"><text:span text:style-name="T116">Zikmund, král burgundský, výtečně pěstoval víru, kterou přijal od vídeňského biskupa Avíta. Vynikal štědrostí k chudým, zdrženlivostí života, všemi druhy ctností, především </text:span><text:soft-page-break/><text:span text:style-name="T116">však oddaností Bohu a úctou k svatým. Mezi všemi mučedníky z thébské legie uctíval podivuhodným způsobem jejich velitele Mořice. </text:span></text:p>
          </table:table-cell>
        </table:table-row>
        <table:table-row table:style-name="Tabulka1.17">
          <table:table-cell table:style-name="Tabulka1.A1" office:value-type="string">
            <text:p text:style-name="P40">Lectio vj.</text:p>
            <text:p text:style-name="P66">QUORUM Agaunénse templum, ubi eórum sacra córpora servabántur‚ et Monastérium injúria Témporum pene desértum non modo restítuit, sed magnificéntius étiam extrúctum, Monachorúmque número auctum amplíssimis reditibus locupletávit. Ad horum Mártyrum túmulum cum frequénter accéderet, illud rogáre imprímis consuéverat‚ ut in eórum societátem‚ ipsis exorántibus a Deo reciperétur.</text:p>
            <text:p text:style-name="P26"/>
          </table:table-cell>
          <table:table-cell table:style-name="Tabulka1.A1" office:value-type="string">
            <text:p text:style-name="P23"/>
            <text:p text:style-name="P70"><text:span text:style-name="T117">Jejich chrám v Agaunu (</text:span><text:span text:style-name="T118">dnešní</text:span><text:span text:style-name="T117"> </text:span><text:span text:style-name="T119">sv. Mořic ve Švýcarsku</text:span><text:span text:style-name="T117">), kde jsou jejich svatá těla uložena, i celý klášter, nespravedlností času téměř opuštěný, nejen obnovil, ale také velkolepě přestavěl, rozšířil počet mnichů a velkými dary obohatil. Když často chodíval k hrobům těchto mučedníků, měl ve zvyku prvně žádat o to, aby v jejich společnosti a za jejich proseb jej Bůh přijal. </text:span></text:p>
          </table:table-cell>
        </table:table-row>
        <table:table-row table:style-name="Tabulka1.17">
          <table:table-cell table:style-name="Tabulka1.A1" office:value-type="string">
            <text:p text:style-name="P40">Lectio vij.</text:p>
            <text:p text:style-name="P66">HOC in templo dum preces fúnderet, mónitus ab Angelo divínitus est, ut quod cœléstium chori ipso audiénte mox erant factúri, Mónachos ad psalmos altérnis versículis decantándos hortarétur. Dénique Syágrii fílii necem, quam novércæ dolo atque impúlsu illi intúlerat‚ hoc eódem in loco, ad Sanctórum Mártyrum túmulum provolútus, ubérrime deflévit, veniámque a Dómìno ipsis deprecántibus impetrávit.</text:p>
            <text:p text:style-name="P43"/>
          </table:table-cell>
          <table:table-cell table:style-name="Tabulka1.A1" office:value-type="string">
            <text:p text:style-name="P45"/>
            <text:p text:style-name="P71">V tomto chrámu, když prosby své vyléval, zjevil se mu anděl a božským způsobem jej nabádal, že tak jako to činí sbory nebešťanů, přesně jak je brzo uslyší, i on má povzbudit mnichy, aby se při zpěvu žalmů střídali po verších. Po zabití svého syna Sigerika, jehož se dopustil na zrádný popud nevlastní matky, se právě na tomto místě, u hrobů svatých mučedníků, vrhnul k zemi, hořce plakal a milost od Pána s jejich přímluvou si vyprosil. </text:p>
          </table:table-cell>
        </table:table-row>
        <table:table-row table:style-name="Tabulka1.17">
          <table:table-cell table:style-name="Tabulka1.A1" office:value-type="string">
            <text:p text:style-name="P40">Lectio viij.</text:p>
            <text:p text:style-name="P66">INTERIM eum in Burgúndiam Franci irrup<text:span text:style-name="T122">í</text:span>ssent: Sigismúndus una cum Gondemáro Fratre illis occúrrit. Fusus ab hóstibus‚ cum ad Agaunénse Monastérium quasi in ortum confugísset, prodéntibus suis in Chlodomíri potestátem venit. Abdúctus ejúsdem jussu in Gállias, atque in cárcerem primo conjéctus, mox étiam in púteum, una cum uxóre et líberis præceps est datus. Sacri córporis Reliquiæ post triénnium ad Agaunénse templum delátæ, in eódem jacuére, donec a Cárolo Quarto Cæsare Pragam advéctæ, gloriósum ibidem túmulum invenére.</text:p>
            <text:p text:style-name="P43"/>
          </table:table-cell>
          <table:table-cell table:style-name="Tabulka1.A1" office:value-type="string">
            <text:p text:style-name="P45"/>
            <text:p text:style-name="P83"><text:span text:style-name="T52">Mezitím k němu do Burgundska vtrhli Frankové a Zikmund spolu s bratrem </text:span><text:span text:style-name="T62">Godomarem se jim postavili. </text:span><text:span text:style-name="T63">Jejich vojsko však bylo poraženo </text:span><text:span text:style-name="T64">a když chtěl Zikmund najít útočiště v agaunském klášteře, vlastní jej zradili a on byl vydán do rukou </text:span><text:span text:style-name="T96">fran</text:span><text:span text:style-name="T97">ského krále </text:span><text:span text:style-name="T65">Chlodomera. </text:span><text:span text:style-name="T66">Na jeho příkaz </text:span><text:span text:style-name="T71">jej</text:span><text:span text:style-name="T66"> odvle</text:span><text:span text:style-name="T71">kli</text:span><text:span text:style-name="T66"> do </text:span><text:span text:style-name="T67">Gallie a </text:span><text:span text:style-name="T71">nejprve</text:span><text:span text:style-name="T67"> byl uvržen do vězení, </text:span><text:span text:style-name="T68">později do studny, spolu s manželkou a dětmi je tam vrhli po hlavě. </text:span><text:span text:style-name="T69">Po třech letech byly ostatky jeho svatého těla přeneseny do agaunského chrámu, a tam ležely, dokud je císař Karel IV. nepřevezl do Prahy, kde našly </text:span><text:span text:style-name="T70">slavné místo odpočinku.</text:span></text:p>
          </table:table-cell>
        </table:table-row>
        <table:table-row table:style-name="Tabulka1.17">
          <table:table-cell table:style-name="Tabulka1.A1" table:number-columns-spanned="2" office:value-type="string">
            <text:p text:style-name="P49"><text:span text:style-name="T3">DIE</text:span><text:span text:style-name="T2"> I</text:span><text:span text:style-name="T5">V</text:span><text:span text:style-name="T2">. </text:span><text:span text:style-name="T4">M</text:span><text:span text:style-name="T3">A</text:span><text:span text:style-name="T4">J</text:span><text:span text:style-name="T3">I.</text:span></text:p>
            <text:p text:style-name="P19"><text:span text:style-name="T16">I</text:span><text:span text:style-name="T26">n</text:span><text:span text:style-name="T16"> F</text:span><text:span text:style-name="T26">esto</text:span><text:span text:style-name="T16"> S. </text:span><text:span text:style-name="T19">F</text:span><text:span text:style-name="T36">loriani</text:span><text:span text:style-name="T33">.</text:span></text:p>
            <text:p text:style-name="P37">Martyris.</text:p>
            <text:p text:style-name="P56"><text:span text:style-name="T27">in </text:span><text:span text:style-name="T15">B</text:span><text:span text:style-name="T27">ohemia et </text:span><text:span text:style-name="T15">L</text:span><text:span text:style-name="T27">usatia:</text:span><text:span text:style-name="T28"> M</text:span><text:span text:style-name="T29">M</text:span><text:span text:style-name="T28">. </text:span><text:span text:style-name="T29">m</text:span><text:span text:style-name="T30">in</text:span><text:span text:style-name="T29">.</text:span></text:p>
          </table:table-cell>
          <table:covered-table-cell/>
        </table:table-row>
        <table:table-row table:style-name="Tabulka1.17">
          <table:table-cell table:style-name="Tabulka1.A1" office:value-type="string">
            <text:p text:style-name="P51">In II. Nocturno</text:p>
            <text:p text:style-name="P40">Lectio v.</text:p>
            <text:p text:style-name="P64"><text:span text:style-name="T38">SÆVIÉNTE Diocletiáni et Maximiáni Imperatórum in Christianórum sánguinem persecutióne, cum Aquilínus Nórici </text:span><text:soft-page-break/><text:span text:style-name="T38">Repénsis Præses in eósdem Christi cultóres acérrime animadvérteret, et ad quadragínta nómine vinctos maléque tractátos in cárcerem conjecísset, Floriánus iísdem Religióne et milítiæ societáte hæc Lauréaci fíeri audívit.</text:span></text:p>
            <text:p text:style-name="P21"/>
          </table:table-cell>
          <table:table-cell table:style-name="Tabulka1.A1" office:value-type="string">
            <text:p text:style-name="P23"/>
            <text:p text:style-name="P23"/>
            <text:p text:style-name="P72">Když řá<text:span text:style-name="T140">dilo</text:span> pronásledování křesťanské krve za císařů Diokleciána a Maximiána, když Aquilinus, místodržící v pobřežním Noricu <text:soft-page-break/>(dnešní Rakousko) krutě obrátil svou pozornost k těm, kdo uctívali Krista, a když jich kolem čtyřiceti nechal spoutat, špatně s nimi zacházet a uvrhnout do žaláře. Florián, který s nimi sdílel náboženství i místo v armádě, doslechl se o tom, když byl v městě Lorch.</text:p>
            <text:p text:style-name="P81"/>
          </table:table-cell>
        </table:table-row>
        <table:table-row table:style-name="Tabulka1.17">
          <table:table-cell table:style-name="Tabulka1.A1" office:value-type="string">
            <text:p text:style-name="P40">Lectio vj.</text:p>
            <text:p text:style-name="P65"><text:span text:style-name="T38">HIC sancto fidei ardóre incénsus‚ </text:span><text:span text:style-name="T41">ac</text:span><text:span text:style-name="T38"> sánguinem pro Christo profúndere cúpiens eódem ádvolat sicque ad excellentióris milítiæ corónam glorióso certámine conténdit. Videns ergo Christiános ad idolórum Sacrifícia perquíri‚ nihil truculentórum fídei hóstium immanitátem véritus, in médium se ultro profert, liberéque exclámat.</text:span></text:p>
            <text:p text:style-name="P26"/>
          </table:table-cell>
          <table:table-cell table:style-name="Tabulka1.A1" office:value-type="string">
            <text:p text:style-name="P23"/>
            <text:p text:style-name="P70">Florián zaplál svatým plamenem víry a v touze prolít krev pro Krista tam rychle přišel, a tak se o korunu výtečnější všech vojenských poct ve slavném boji ucházel. Když viděl, jak nutili křesťany přinášet oběti modlám, nic se nebál zloby lítých nepřátel víry, přišel doprostřed všech a svobodně provolal: </text:p>
          </table:table-cell>
        </table:table-row>
        <table:table-row table:style-name="Tabulka1.17">
          <table:table-cell table:style-name="Tabulka1.A1" office:value-type="string">
            <text:p text:style-name="P40">Lectio vij.</text:p>
            <text:p text:style-name="P66">QUEM álium, ínquiens‚ quæritis? ecce ego Christiánus sum: ite, nuntiáte Præsidi‚ me hic adésse. Re ad Præsidem deláta, Floriánus vinctus addúcitur, æ de confessióne sua interrogátus, eum in eádem et inánium Deórum detestatióne firmíssime persísteret, fústibus dire cæditur, ferróque scápulæ ejus crudelíssime sauciántur, et confringúntur.</text:p>
            <text:p text:style-name="P43"/>
          </table:table-cell>
          <table:table-cell table:style-name="Tabulka1.A1" office:value-type="string">
            <text:p text:style-name="P45"/>
            <text:p text:style-name="P70">Koho ještě jiného“, pravil, „hledáte? Hle, já jsem křesťan. Jděte a řekněte místodržícímu, že jsem zde“. Když se to doneslo místodržícímu, Florián byl v poutech přiveden a dotazován ohledně svého vyznání. Když pevně vytrval v pohrdání neživými bohy, nejdříve jej krutě zbili holemi a mečem záda jeho přeukrutně zranili a polámali. <text:s/></text:p>
          </table:table-cell>
        </table:table-row>
        <table:table-row table:style-name="Tabulka1.17">
          <table:table-cell table:style-name="Tabulka1.A1" office:value-type="string">
            <text:p text:style-name="P40">Lectio viij.</text:p>
            <text:p text:style-name="P66">TANDEM invíctus Christi Athléta‚ váriis tormentórum genéribus superátis, ob inconcússam fidei constántiam últimam mortis lætus éxcipit senténtiam. Ligáto ígitur ad collum ejus saxo e ponte in Anísum flúvium dejícitur. Non défuit Divina últio. Nam óculi ejus, qui injéctis violénter mánibus Mártyrem præcipitávit‚ mox crepuérunt.</text:p>
            <text:p text:style-name="P43"/>
          </table:table-cell>
          <table:table-cell table:style-name="Tabulka1.A1" office:value-type="string">
            <text:p text:style-name="P45"/>
            <text:p text:style-name="P70">Když neporažený bojovník Kristův přestál různé druhy mučení, pro svou neotřesitelnou stálost ve víře radostně přijal konečný rozsudek smrti. Přivázali mu na krk mlýnský kámen a svrhli jej z mostu do řeky Enns. Boží pomsta však na sebe nenechala dlouho čekat. Neboť oči toho, kdo zuřivě mučedníka rukama svýma do vody svrhl, zanedlouho praskly. </text:p>
          </table:table-cell>
        </table:table-row>
        <table:table-row table:style-name="Tabulka1.17">
          <table:table-cell table:style-name="Tabulka1.A1" table:number-columns-spanned="2" office:value-type="string">
            <text:p text:style-name="P50"><text:span text:style-name="T3">DIE</text:span><text:span text:style-name="T2"> </text:span><text:span text:style-name="T6">XV</text:span><text:span text:style-name="T2">I. </text:span><text:span text:style-name="T4">M</text:span><text:span text:style-name="T3">A</text:span><text:span text:style-name="T4">J</text:span><text:span text:style-name="T3">I.</text:span></text:p>
            <text:p text:style-name="P20"><text:span text:style-name="T16">I</text:span><text:span text:style-name="T26">n</text:span><text:span text:style-name="T16"> F</text:span><text:span text:style-name="T26">esto</text:span><text:span text:style-name="T16"> S. </text:span><text:span text:style-name="T20">J</text:span><text:span text:style-name="T37">oannis </text:span><text:span text:style-name="T20">N</text:span><text:span text:style-name="T37">epomuceni</text:span><text:span text:style-name="T33">.</text:span></text:p>
            <text:p text:style-name="P38">Martyris,</text:p>
            <text:p text:style-name="P20"><text:span text:style-name="T14">Patroni Regni Bohemiæ</text:span><text:span text:style-name="T13">.</text:span></text:p>
            <text:p text:style-name="P57"><text:span text:style-name="T27">in </text:span><text:span text:style-name="T15">B</text:span><text:span text:style-name="T27">ohemia:</text:span><text:span text:style-name="T28"> </text:span><text:span text:style-name="T31">Serm</text:span><text:span text:style-name="T28">. </text:span><text:span text:style-name="T29">m</text:span><text:span text:style-name="T31">aj</text:span><text:span text:style-name="T29">.</text:span></text:p>
          </table:table-cell>
          <table:covered-table-cell/>
        </table:table-row>
        <table:table-row table:style-name="Tabulka1.17">
          <table:table-cell table:style-name="Tabulka1.A1" office:value-type="string">
            <text:p text:style-name="P51">In II. Nocturno</text:p>
            <text:p text:style-name="P40">Lectio v.</text:p>
            <text:p text:style-name="P64"><text:span text:style-name="T38">JOÁNNES Nepomúci Bohémiæ óppido, unde Nepomucéni cognómen duxit, a Paréntibus ætáte provéctis, non sine futúræ Sanctitátis præságio flammis supra nascéntis domum mirabíliter collucéntibus ortus est. Cum infans in gravem morbum incidisset, Beátæ Virginis ope, cui natum Parentes referébant accéptum e vitæ perículo evásit incólumis. Egrégia índole, piáque institutióne cœléstibus indíciis obsequénte inter sanctas religiosásque exercitatiónes puerítiam egit; </text:span><text:soft-page-break/><text:span text:style-name="T38">Fórmula enim Presbyteris Divínum Sacrifícium factúris inserviéndi percépta; sponte sua ad Cœnóbium Monachórum Cisterciénsium Nepomúco ádjacens‚ primo mane decúrrere, singulísque Dei Mystis ad Aras operatúris ministráre consuévit. Zatécii politióribus líteris ad humanitátem informátus; Pragæ vero gravióribus disciplínis excúltus, Philosophíæ, Theol</text:span><text:span text:style-name="T42">o</text:span><text:span text:style-name="T38">gíæ, Sacrorúmque Cánonum Magistérium et Láuream eméruit. Sacerdotio initiátus, atque a sciéntia Sanctórum ad lucra animárum rite comparátus, ministério verbi Dei se pénitus addíxit.</text:span></text:p>
            <text:p text:style-name="P21"/>
          </table:table-cell>
          <table:table-cell table:style-name="Tabulka1.A1" office:value-type="string">
            <text:p text:style-name="P25"/>
            <text:p text:style-name="P25"/>
            <text:p text:style-name="P73"><text:span text:style-name="T123">Jan pochází z českého města Nepomuku, podle něhož získal příjmení Nepomucký. Jeho rodiče byli již pokročilého věku</text:span> <text:span text:style-name="T123">a v předzvěsti budoucí svatosti v den jeho narození nad domem zazářily plameny. Když jako nemluvně těžce onemocněl, zásluhou Blahoslavené Panny, která jej dle rodičů již při narození přijala, vyvázl z ohrožení života nedotčen. S obrovským nadáním a zbožnými vlohami, poslušen nebeským vnuknutím prožíval svůj chlapecký věk mezi svatými a nábožnými </text:span><text:soft-page-break/><text:span text:style-name="T123">cvičeními. Když zaslechl proměňovací slova kněze, který zrovna vysluhoval Božskou Oběť, ze své vlastní vůle, neboť bydlel nedaleko kláštera cisterciáckých mnichů v Nepomuku, zvykl si každého dne hned ráno vyběhnout a vždy jednomu z kněží sloužících u Oltáře ministrovat. V Žatci se mu dostalo vytříbeného humanitního vzdělání, v Praze pak byl pěstoval náročnější disciplíny, získal vzdělání ve filosofii, theologii a stal se bakalářem kanonického práva. Když byl vysvěcen na kněze, na základě znalosti Svatých byl řádně připraven k získávání duší a službě Božímu slovu hluboce se oddal.</text:span></text:p>
          </table:table-cell>
        </table:table-row>
        <table:table-row table:style-name="Tabulka1.17">
          <table:table-cell table:style-name="Tabulka1.A1" office:value-type="string">
            <text:p text:style-name="P40">Lectio vj.</text:p>
            <text:p text:style-name="P66">Cum igitur in v<text:span text:style-name="T124">í</text:span>tiis extirpándis et revocándis in viam salútis errántibus eloquentia et pietáte úberes éderet fructus inter Canónicos Metropolitánæ Ecclésiæ Pragénsis cooptátus, mox sibi demandátam Evangélii coram Rege Wencesláo IV. prædicándi provínciam suscépit eo succéssu, ut Joánnis suásu multa Rex fáceret, magnóque in honóre ejus virtútes habéret. Conspícuas tamen, quas ille óbtulit dignitátes Dei servus, ne a Divini verbi præcónio avocarétur, constantíssime recusávit. Régiis illum eleemósynis in páuperes erogándis præféctum Joánna Regina consciéntiæ sibi Moderatórem adscívit. Cum autem Wencesláus ab offício institutóque decessísset, atque in vítia præceps abriperétur: piæ autem Cónjugis obtestátiónes et mónita graváte ferret, conténdere ausus est, ut in Sacramentáli Judício Sacerdótii crédita Regínæ arcána sibi a Joánne panderéntur. At Dei miníster blandítiis primum, torméntis deinde, et cárceris squalóre tentátus, nefáriæ Regis cupiditáti fórtiter óbstitit.</text:p>
            <text:p text:style-name="P26"/>
          </table:table-cell>
          <table:table-cell table:style-name="Tabulka1.A1" office:value-type="string">
            <text:p text:style-name="P25"/>
            <text:p text:style-name="P76">Když tedy pracoval na vykořeňování neřestí a odvolávání výroků těch, kdo zabloudili na cestě ke spáse a přinášel hojné plody zbožnosti, byl jmenován kanovníkem metropolitního <text:span text:style-name="T127">chrámu</text:span> pražského a brzy provincii k hlásání evangelia sobě <text:span text:style-name="T128">s</text:span>věřenou před králem Václavem IV. přijal s takovým úspěchem, že na Janův návrh král mnohé věci učinil a velmi si vážil jeho ctností. Honosné pocty, kterých se mu dostávalo, <text:span text:style-name="T128">však </text:span>služebník Boží neustále odmítal, aby jej neodváděly od hlásání Božího slova. Královna J<text:span text:style-name="T129">oh</text:span>ana <text:span text:style-name="T120">Bavorská </text:span>jej ustanovila správcem královské almužny, která měla být rozdělena chudým, <text:span text:style-name="T129">a </text:span>svěřila mu <text:span text:style-name="T125">péči i o </text:span>své svědomí. <text:span text:style-name="T125">Když se však Václav odvrátil od svých vladařských povinností, rychle jej uchvátily také neřesti. Tím hůř snášel manželčiny zbožné prosby a napomenutí, takže se odvážil obrátit se na Jana, aby mu odhalil tajemství, která královna v Soudu Svátostného Kněžství odhalila. Pokoušen nejdříve lichotkami, poté mučením a špínou vězení, služebník Boží pevně odolal nestoudným tužbám královým.</text:span></text:p>
          </table:table-cell>
        </table:table-row>
        <table:table-row table:style-name="Tabulka1.17">
          <table:table-cell table:style-name="Tabulka1.A1" office:value-type="string">
            <text:p text:style-name="P40">Lectio vij.</text:p>
            <text:p text:style-name="P65"><text:span text:style-name="T38">FURÉNTEM tamen Wenceslái ánimum eum ab execrándo proposito nec humána, nec divina jura deterrérent‚ suprémum agónem, quem instáre sibi Athléta Christi nóverat, pópulo in concióne de impendéntibus etiam Regni calamitátibus admónito, non obscúre prænuntiávit. Mox Bolesláviam proféctus ad Beátæ Virginis Imáginem antíquo cultu célebrem, cœléste præsídium ad certandum bonum certámen effúsis précibus implorávit. Inde vésperi reverténtem, in Pervigílio Domínicæ Ascensiónis, Rex e fenéstra conspicátus arcéssit, eumque veheméntius urgéret, et próximam in aquis‚ si obluctári pérgeret‚ submersiónem intentáret. Joánnes invícta cónstántia terrores minásque </text:span><text:soft-page-break/><text:span text:style-name="T38">refutávit. Itaque Regis império in Moldávam flumen Pragam intérfluens noctu dejéctus, illústrem Martyrii corónam est consecútus. Sacrílegum fácinus clam patrátum, et Mártyris glóriam insígne prodígium divínitus patefécit. Ubi enim exánime corpus secúndo flúmine vehi cœpit, ardéntes faces aquis supernatántes et discurréntes apparuérunt.</text:span></text:p>
            <text:p text:style-name="P43"/>
          </table:table-cell>
          <table:table-cell table:style-name="Tabulka1.A1" office:value-type="string">
            <text:p text:style-name="P52"/>
            <text:p text:style-name="P74"><text:span text:style-name="T126">Rozzuřeného ducha Václavova však od vykonání jeho úmyslu neodradily ani lidské, ani Boží zákony, a svůj poslední zápas, o kterém zápasník Kristův věděl, že brzy přijde, jasně vytušil. Lid se mezitím bouřil, když se dozvěděl o hrozící pohromě pro království. Brzy nato vyrazil do Boleslavi k od pradávna uctívanému obrazu Blahoslavené Panny, kde úpěnlivé prosby o nebeskou ochranu vyléval, aby dobrý boj bojoval. Když se odtud večer vracel, bylo právě před nedělí v oktávu Nanebevstoupení, král jej uviděl z okna, zavolal si jej a násilím jej zadržel s tím, že jej v nedaleké vodě utopí, pokud by se bránil. Jan s nepřemoženou vytrvalostí odolával strachu i výhrůžkám. Takže byl na králův příkaz v noci hozen </text:span><text:soft-page-break/><text:span text:style-name="T126">do řeky Vltavy, která Prahou protéká, a tím obdržel slavnou mučednickou korunu. Zločin svatokrádežníků byl proveden v tajnosti, avšak slávu Mučedníka zjevil božskou mocí všem nevšední zázrak. Na místě, kam řeka zrovna nesla bezduché tělo, se objevily hořící pochodně, které plavaly a vznášely se nad vodou. </text:span></text:p>
          </table:table-cell>
        </table:table-row>
        <table:table-row table:style-name="Tabulka1.17">
          <table:table-cell table:style-name="Tabulka1.A1" office:value-type="string">
            <text:p text:style-name="P40">Lectio viij.</text:p>
            <text:p text:style-name="P66">QUAMÓBREM ex aréna, postrídie mane corpus elátum, Canónici deínde Regis iram nihil timéntes, in Metropolitánam Ecclésiam solémni pompa intulérunt et sepultúræ mandárunt. Cum autem indíes invícti Sacerdótis memória miráculis et máxima fidélium, eórum præcipue, qui fama periclitántur, veneratióne crésceret, post annos demum ámplius tercéntos in jurídica recognitióne córporis, quod sub humo tam diu jacúerat, lingua ejus incorrúpta et vívida repérta est; quæ sexto post anno judícibus a Sede Apostólica delegátis exhíbita, novo prodígio repénte intúmuit, et subobscúrum rubórem in purpúreum commutávit. His ítaque aliísque signis rite probátis, Benedictus XIII. Póntifex Máximus‚ die décima nona mensis Mártii anno Salútis millésimo septingentésimo vigésimo nono primum hunc Sacramentális Sigílli Assertórem, Arcáni fidem sánguine obsignántem Sanctórum Mártyrum catálogo adscrípsit.</text:p>
            <text:p text:style-name="P43"/>
          </table:table-cell>
          <table:table-cell table:style-name="Tabulka1.A1" office:value-type="string">
            <text:p text:style-name="P45"/>
            <text:p text:style-name="P65"><text:span text:style-name="T72">Proto, když kanovníci druhý den ráno vyzvedli Janovo tělo z písku, nebáli se nic králova hněvu a se vší slávou jej přinesli do metropolitního chrámu a </text:span><text:span text:style-name="T76">zde i nechali </text:span><text:span text:style-name="T72">pohřb</text:span><text:span text:style-name="T76">ít</text:span><text:span text:style-name="T72">. Když však den ode dne sílila svrchovaná úcta k památce nepřemoženého Kněze a zázraky se stávaly především těm, kdo o jeho pověsti pochybovali, po více než třech stech letech </text:span><text:span text:style-name="T73">se při úředním ohledání těla, které tak dlouho pod zemí leželo, </text:span><text:span text:style-name="T76">shledalo</text:span><text:span text:style-name="T73">, že jazyk jeho je neporušený a vypadá jako živý. Když byl po </text:span><text:span text:style-name="T76">dalších </text:span><text:span text:style-name="T73">šesti letech ukáz</text:span><text:span text:style-name="T74">án</text:span><text:span text:style-name="T73"> soudcům Apoštolského stolce, </text:span><text:span text:style-name="T74">novým zázrakem se </text:span><text:span text:style-name="T76">jazyk </text:span><text:span text:style-name="T74">najednou zvětšil a z matně rudé barvy se stal jasný purpur. Tato i jiná znamení byla řádně posouzena a papež Benedikt XIII. jej dne 19. března léta Spásy 1729 </text:span><text:span text:style-name="T75">jako prvního ochránce této Svátostné Pečeti, který víru ve </text:span><text:span text:style-name="T98">svátostné </text:span><text:span text:style-name="T107">Tajemství krví svou potvrdil, připsal na seznam Svatých Mučedníků. </text:span></text:p>
          </table:table-cell>
        </table:table-row>
        <table:table-row table:style-name="Tabulka1.17">
          <table:table-cell table:style-name="Tabulka1.A1" office:value-type="string">
            <text:p text:style-name="P29">In III. Nocturno</text:p>
            <text:p text:style-name="P16"><text:span text:style-name="T50">Léctio sancti Evangélii secúndum Matthæum.</text:span><text:span text:style-name="T9"> </text:span></text:p>
            <text:p text:style-name="P16"><text:span text:style-name="T10">Lectio ix. Cap. 1</text:span><text:span text:style-name="T11">0</text:span><text:span text:style-name="T10">.</text:span></text:p>
            <text:p text:style-name="P80">IN illo témpore: Dixit Jesus discípulis suis: Nihil est opértum, quod non revelábitur, et occultum, quod non sciétur. Et réliqua.</text:p>
            <text:p text:style-name="P30"/>
            <text:p text:style-name="P16"><text:span text:style-name="T108">Homilía S</text:span><text:span text:style-name="T109">ancti</text:span><text:span text:style-name="T108"> Hilárii Epíscopi.</text:span></text:p>
            <text:p text:style-name="P42">Comment. in Matth. can. 10. post med.</text:p>
            <text:p text:style-name="P79">DÓMINUS diem judícii osténdit, quæ obstrúsam voluntátis nostræ consciéntiam prodet: et ea, quæ nunc occúlta existimántur luce cognitiónis publicæ déteget. Igitur non minas, non consília, non potestátes insectántium monet esse metuéndas: quia dies judícii nulla hæc fuisse, atque inánia revelábit.</text:p>
            <text:p text:style-name="P30"/>
          </table:table-cell>
          <table:table-cell table:style-name="Tabulka1.A1" office:value-type="string">
            <text:p text:style-name="P32"/>
            <text:p text:style-name="P32"/>
            <text:p text:style-name="P32"/>
            <text:p text:style-name="P65"><text:span text:style-name="T82">Za onoho času řekl Ježíš učedníkům svým: „Není nic </text:span><text:span text:style-name="T83">s</text:span><text:span text:style-name="T82">kryté, co neb</text:span><text:span text:style-name="T83">ude </text:span><text:span text:style-name="T101">jednou</text:span><text:span text:style-name="T82"> odhaleno, ani skryté, co </text:span><text:span text:style-name="T83">nebude </text:span><text:span text:style-name="T82">pozn</text:span><text:span text:style-name="T83">án</text:span><text:span text:style-name="T82">o</text:span><text:span text:style-name="T80">. A ostatn</text:span><text:span text:style-name="T91">í</text:span><text:span text:style-name="T80">.</text:span></text:p>
            <text:p text:style-name="P32"/>
            <text:p text:style-name="P32"/>
            <text:p text:style-name="P32"/>
            <text:p text:style-name="P84"><text:span text:style-name="T80">Pán </text:span><text:span text:style-name="T84">mluvil o</text:span><text:span text:style-name="T80"> dn</text:span><text:span text:style-name="T84">i</text:span><text:span text:style-name="T80"> soudu, který odhalí hlodavé svědomí naší vůle a věci, které jsou nyní považovány za skryté, odhalí světlem </text:span><text:span text:style-name="T84">všeobecného</text:span><text:span text:style-name="T80"> poznání. Proto nemáme </text:span><text:span text:style-name="T84">mít strach z </text:span><text:span text:style-name="T80">výhrůžek, plánů ani moci těch, kteří nás pronásledují, neboť v den soudu nic takového již nebude, avšak odhal</text:span><text:span text:style-name="T84">eny budou</text:span><text:span text:style-name="T80"> všechny naše </text:span><text:span text:style-name="T89">pošetilosti</text:span><text:span text:style-name="T80">.</text:span></text:p>
          </table:table-cell>
        </table:table-row>
        <table:table-row table:style-name="Tabulka1.17">
          <table:table-cell table:style-name="Tabulka1.A1" office:value-type="string">
            <text:p text:style-name="P40">Lectio x.</text:p>
            <text:p text:style-name="P65"><text:span text:style-name="T108">ET quod dico vobis in ténebris, dicite in lúmine: et quod in aure audístis, prædicáte super tecta. Non légimus Dóminum sólitum fuísse, nóctibus sermocinári, et doctrínam in ténebris tradidísse: sed </text:span><text:soft-page-break/><text:span text:style-name="T108">quia omnis sermo ejus carnálibus ténebræ sunt, et verbum ejus infidélibus nox est. Itaque id, quod a se dictum est, eum libertáte fídei, et confessiónis vult esse loquéndum.</text:span></text:p>
            <text:p text:style-name="P34"/>
          </table:table-cell>
          <table:table-cell table:style-name="Tabulka1.A1" office:value-type="string">
            <text:p text:style-name="P32"/>
            <text:p text:style-name="P77">A co vám říkám ve tmách, <text:span text:style-name="T130">povězte</text:span> na světle. <text:span text:style-name="T130">A</text:span> co slyšíte v soukromí, <text:span text:style-name="T130">roz</text:span>hl<text:span text:style-name="T130">ašu</text:span>jte ze střech. <text:span text:style-name="T130">Nikde jsme nečetli, že by Pán měl ve zvyku kázat po nocích a učení předávat za tmy, ale je to proto, že pro tělesné </text:span><text:soft-page-break/><text:span text:style-name="T130">bytosti je každá jeho řeč temnotou a pro nevěřící je každé jeho slovo nocí. Proto Pán chtěl, aby cokoliv, co řekl, bylo hlásáno a vyznáváno ve svobodě víry. </text:span></text:p>
          </table:table-cell>
        </table:table-row>
        <table:table-row table:style-name="Tabulka1.17">
          <table:table-cell table:style-name="Tabulka1.A1" office:value-type="string">
            <text:p text:style-name="P40">Lectio xj.</text:p>
            <text:p text:style-name="P69">IDCÍRCO quæ in ténebris dicta sunt, prædicári jussit in lúmine: ut quæ secréto áurium commíssa sunt, super tecta, i. e. excélso loquéntium præcónio audiántur. Constánter enim Dei ingerénda est cognítio, et profúndum doctr<text:span text:style-name="T131">í</text:span>næ Evangélicae secrétum in lúmine prædicatiónis Apostólicæ revelándum: non timéntes eos, quibus eum sit licéntia in córpora, tamen in ánimam jus nullum est: sed timéntes pótius Deum, cui perdéndæ in gehénna et ánimæ et córporis sit potéstas.</text:p>
            <text:p text:style-name="P30"/>
          </table:table-cell>
          <table:table-cell table:style-name="Tabulka1.A1" office:value-type="string">
            <text:p text:style-name="P32"/>
            <text:p text:style-name="P78">Proto přikázal, aby všechno, co <text:span text:style-name="T133">bylo</text:span> řečeno ve tmě, rozhlašovalo se za světla a co v tajnosti uším svěřeno <text:span text:style-name="T133">bylo</text:span>, ze střech, tedy z výšin hlasitě <text:span text:style-name="T133">se </text:span>rozhlašov<text:span text:style-name="T133">al</text:span>o. <text:span text:style-name="T132">Neustále je tedy třeba hromadit poznání Boha a odhalovat hluboká tajemství evangelního učení ve světle toho, co kázali apoštolové. Nebojme se těch, kteří mají moc nad tělem, neboť na duši žádné právo nemají. Bojme se spíše Boha, který má moc zničit v pekelném ohni tělo i duši. </text:span></text:p>
          </table:table-cell>
        </table:table-row>
        <table:table-row table:style-name="Tabulka1.17">
          <table:table-cell table:style-name="Tabulka1.A1" office:value-type="string">
            <text:p text:style-name="P40">Lectio xij.</text:p>
            <text:p text:style-name="P69">NOLÍTE timére eos, qui occídunt corpus. Nullus igitur córporum nostrórum casus est pertimescéndus, neque ullus interiméndæ carnis admitténdus est dolor: quando pro natúræ suæ, atque oríginis conditióne resolúta, in substántiam spirituális ánimæ refundátur. Et quia doctrínis tálibus confirmátos opórtet líberam confiténdi Dei habére constántiam, etiam conditiónem‚ qua tenerémur, adjécit: negatúrum se eum Patri in cœlis, qui se hominibus in terra negásset: eum porro, qui conféssus coram homínibus se fuísset, a se in cœlis confiténdum: qualésque nos nóminis sui testes homínibus fuissémus‚ tali nos apud Deum Patrem testimónio ejus usúros.</text:p>
            <text:p text:style-name="P31"/>
          </table:table-cell>
          <table:table-cell table:style-name="Tabulka1.A1" office:value-type="string">
            <text:p text:style-name="P33"/>
            <text:p text:style-name="P65"><text:span text:style-name="T85">Nebojte se těch, kteří zabíjejí tělo. </text:span><text:span text:style-name="T86">Nemusíme se tedy bát čehokoliv, co se stane s naším tělem, </text:span><text:span text:style-name="T85">a</text:span><text:span text:style-name="T86">ni </text:span><text:span text:style-name="T85">není třeba připouštět si bolest z </text:span><text:span text:style-name="T90">jeho</text:span><text:span text:style-name="T85"> </text:span><text:span text:style-name="T86">ztráty</text:span><text:span text:style-name="T85">, </text:span><text:span text:style-name="T87">neboť když se podle své přirozenosti a podle svého počátku těla zbavíme, duše se navrátí do své duchovní podstaty. A protože nám, takovým učením posílené, se sluší, abychom ve svobodě neus</text:span><text:span text:style-name="T88">tále vyznávali Boha, a to i ve stavu, ve kterém se nacházíme, proto dodal, že Otci v nebesích zapře toho, kdo jej před lidmi na zemi zapře. Ovšem toho, kdo jej před lidmi vyzná, i on v nebesích vyzná. Jakými tedy budeme jeho svědky před lidmi, takové jeho svědectví si pak zasloužíme u Boha Otce. </text:span></text:p>
          </table:table-cell>
        </table:table-row>
        <table:table-row table:style-name="Tabulka1.17">
          <table:table-cell table:style-name="Tabulka1.A1" table:number-columns-spanned="2" office:value-type="string">
            <text:p text:style-name="P16"><text:span text:style-name="T12">DIE</text:span><text:span text:style-name="T2"> </text:span><text:span text:style-name="T8">V</text:span><text:span text:style-name="T2">. </text:span><text:span text:style-name="T12">JULII</text:span></text:p>
            <text:p text:style-name="P16"><text:span text:style-name="T16">I</text:span><text:span text:style-name="T26">n</text:span><text:span text:style-name="T16"> F</text:span><text:span text:style-name="T26">esto</text:span><text:span text:style-name="T16"> SS. C</text:span><text:span text:style-name="T33">yrilli et </text:span><text:span text:style-name="T16">M</text:span><text:span text:style-name="T33">ethudii.</text:span></text:p>
            <text:p text:style-name="P35">Confessorum et Pont.</text:p>
            <text:p text:style-name="P53"><text:span text:style-name="T27">in </text:span><text:span text:style-name="T15">B</text:span><text:span text:style-name="T27">ohemia:</text:span><text:span text:style-name="T28"> MM. maj.</text:span></text:p>
          </table:table-cell>
          <table:covered-table-cell/>
        </table:table-row>
        <table:table-row table:style-name="Tabulka1.17">
          <table:table-cell table:style-name="Tabulka1.A1" office:value-type="string">
            <text:p text:style-name="P28">In II. Nocturno</text:p>
            <text:p text:style-name="P44">Ex Breviário Pragénsi et Próprio Moráviæ.</text:p>
            <text:p text:style-name="P41"><text:bookmark text:name="__DdeLink__2400_16731447091131111112"/>Lectio v.</text:p>
            <text:p text:style-name="P68">Cyríllus vitæ sanctitáte, rerúmque gestárum glória máxime illústris fuit. Nicoláo primo Summo Pontífice sancti Cleméntis Papae corpus Romam ab illo advéctum, atque in templo quod in ejúsdem beatíssimi Mártyris honórem ántea extrúctum fúerat, recónditum est. Methúdium hábuit fratrem vitæ génere, ac móribus plane germánum, quem ab Hadriáno secúndo ad fidem propagándam missum Joánnes octávus testátur.</text:p>
            <text:p text:style-name="P27"/>
          </table:table-cell>
          <table:table-cell table:style-name="Tabulka1.A1" office:value-type="string">
            <text:p text:style-name="P23"/>
            <text:p text:style-name="P23"/>
            <text:p text:style-name="P23"/>
            <text:p text:style-name="P64"><text:span text:style-name="T52">Cyril se velmi proslavil svatostí života </text:span><text:span text:style-name="T77">i slávou</text:span><text:span text:style-name="T52"> svý</text:span><text:span text:style-name="T77">ch</text:span><text:span text:style-name="T52"> skutků. Za papeže Mikuláše I. přinesl do Říma tělo svatého papeže Klementa a v chrámu, který byl již </text:span><text:span text:style-name="T77">dříve</text:span><text:span text:style-name="T52"> vystavěn ke cti tohoto přesvatého Mučedníka, jej uložil. Metoděj byl jeho </text:span><text:span text:style-name="T77">rodný </text:span><text:span text:style-name="T52">bratr </text:span><text:span text:style-name="T77">a také</text:span><text:span text:style-name="T52"> mravy s ním byl spřízněn. Jan VIII. </text:span><text:span text:style-name="T77">svolil, aby </text:span><text:span text:style-name="T52">jej Hadrián II. poslal šířit víru. </text:span></text:p>
          </table:table-cell>
        </table:table-row>
        <text:soft-page-break/>
        <table:table-row table:style-name="Tabulka1.17">
          <table:table-cell table:style-name="Tabulka1.A1" office:value-type="string">
            <text:p text:style-name="P40">Lectio vj.</text:p>
            <text:p text:style-name="P66">Multárum regiónum gentes una cum eórum régibus ad Christi fidem perduxére; ac imprímis Swatóplucum, qui apud Morávos late imperábat. Hujus exémplo Borzivógius Bohemórum Dux, tum ejus uxor Ludmílla <text:span text:style-name="T137">M</text:span>artyrio, quam principátu clárior, liberíque Baptísmum suscepérunt. Ita Christi fides in Bohémiam‚ finitimásque provinciás fuit indúcta, consequéntibus deínde tempóribus per eósdem est mirífice propagáta.</text:p>
            <text:p text:style-name="P21"/>
          </table:table-cell>
          <table:table-cell table:style-name="Tabulka1.A1" office:value-type="string">
            <text:p text:style-name="P23"/>
            <text:p text:style-name="P70">Lidi z mnoha <text:span text:style-name="T137">krajů</text:span> přivedli k víře v Krista spol<text:span text:style-name="T139">u</text:span> s jejich vládci, zejména pak Svatopluka, který vládl nad velkou říši Moravanů. <text:span text:style-name="T136">Jeho příkladu následovali jak Bořivoj, kníže Čechů, tak jeho manželka Ludmila, až k Mučednické smrti, která byla slavnější, než její knížecí hodnost, a také jejich děti přijaly Křest. Tak byla uvedena víra v Krista do Čech i okolních krajin, jejichž obyvatelé ji pak v budoucích časech podivuhodným způsobem šířili.</text:span></text:p>
          </table:table-cell>
        </table:table-row>
        <table:table-row table:style-name="Tabulka1.17">
          <table:table-cell table:style-name="Tabulka1.A1" office:value-type="string">
            <text:p text:style-name="P40">Lectio vij.</text:p>
            <text:p text:style-name="P66">Delátus ad Joánnem octávum Methúdius‚ quod ab Apostólicæ Sedis dogmátibus deflécteret Romam est accítus, coácta Synodo, cum fidem suam ómnibus probavísset, ab eódem Pontífice magno cum honóre dimíssus, ac Moráviæ Príncipi diligénter commendátus fuit, univérsis eídem parére jussis. </text:p>
            <text:p text:style-name="P26"/>
          </table:table-cell>
          <table:table-cell table:style-name="Tabulka1.A1" office:value-type="string">
            <text:p text:style-name="P23"/>
            <text:p text:style-name="P70"><text:span text:style-name="T138">K </text:span><text:span text:style-name="T121">papežovi </text:span><text:span text:style-name="T134">Janu VIII. se doneslo, že Metoděj se odchýlil od dogmatického učení Apoštolského stolce, takže byl povolán do Říma. </text:span><text:span text:style-name="T135">Když na příkaz Synodu osvědčil svou věrnost, tentýž papež jej s poctami propustil, svěřil jej pod ochranu moravského knížete a všem přikázal, aby jej svědomitě poslouchali. </text:span></text:p>
          </table:table-cell>
        </table:table-row>
        <table:table-row table:style-name="Tabulka1.17">
          <table:table-cell table:style-name="Tabulka1.A1" office:value-type="string">
            <text:p text:style-name="P40">Lectio viij.</text:p>
            <text:p text:style-name="P66">Multa deinde passus, cum máximas, quibus premebátur angústias eídem Pontífici indicásset, consolatórias ab illo lítteras méruit accípere, quibus ad fórtiter agéndum fuit summópere animátus. Cyrílli corpus illo ipso in templo sancti Cleméntis, quod ejúsdem beatíssimi Papæ sacris relíquiis ditáverat, una cum Methúdii cinéribus religiosíssime asservátur.</text:p>
            <text:p text:style-name="P22"/>
          </table:table-cell>
          <table:table-cell table:style-name="Tabulka1.A1" office:value-type="string">
            <text:p text:style-name="P23"/>
            <text:p text:style-name="P85"><text:span text:style-name="T52">Mnohé pak ještě vytrpěl a když se tomuto papeži svěřil s nesmírnými úzkostmi, které jej </text:span><text:span text:style-name="T78">tížily</text:span><text:span text:style-name="T52">, </text:span><text:span text:style-name="T77">dostalo se mu cti obdržet dopisy, ve kterých jej </text:span><text:span text:style-name="T99">Svatý Otec</text:span><text:span text:style-name="T77"> povzbuzoval, aby si neohroženě stál za svým. Cyrilovo tělo zbožně spočívá v tomtéž chrámu svatého Klementa, které sám </text:span><text:span text:style-name="T78">kdysi </text:span><text:span text:style-name="T77">posvátnými ostatky tohoto přesvatého Papeže obohatil, spolu s prachem svatého Metoděje. </text:span></text:p>
          </table:table-cell>
        </table:table-row>
        <table:table-row table:style-name="Tabulka1.17">
          <table:table-cell table:style-name="Tabulka1.A1" office:value-type="string">
            <text:p text:style-name="P46"/>
          </table:table-cell>
          <table:table-cell table:style-name="Tabulka1.A1" office:value-type="string">
            <text:p text:style-name="Standard"/>
          </table:table-cell>
        </table:table-row>
      </table:table>
      <text:p text:style-name="Standard"><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TC Ornamental Initials" svg:font-family="'LTC Ornamental Initials'" style:font-adornments="Běžné" style:font-family-generic="modern" style:font-pitch="variable"/>
    <style:font-face style:name="Bookman BT S.O.Cist." svg:font-family="'Bookman BT S.O.Cist.'" style:font-family-generic="roman" style:font-pitch="variable"/>
    <style:font-face style:name="Cloister" svg:font-family="Cloister" style:font-family-generic="roman" style:font-pitch="variable"/>
    <style:font-face style:name="Joseph Pothier B" svg:font-family="'Joseph Pothier B'" style:font-family-generic="roman" style:font-pitch="variable"/>
    <style:font-face style:name="Liberation Sans" svg:font-family="'Liberation Sans'" style:font-family-generic="roman" style:font-pitch="variable"/>
    <style:font-face style:name="Old English CE" svg:font-family="'Old English CE'" style:font-family-generic="roman" style:font-pitch="variable"/>
    <style:font-face style:name="Times New Roman" svg:font-family="'Times New Roman'" style:font-family-generic="roman" style:font-pitch="variable"/>
    <style:font-face style:name="Uncialis Gothica CZ" svg:font-family="'Uncialis Gothica CZ'" style:font-adornments="Běžné"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Goudy Old Style" svg:font-family="'Goudy Old Styl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US" style:letter-kerning="false" style:font-name-asian="Arial Unicode MS" style:font-size-asian="10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0pt" fo:language="en" fo:country="US" style:letter-kerning="false" style:font-name-asian="Arial Unicode MS" style:font-size-asian="10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fo:color="#00000a" style:font-name="Times New Roman" fo:font-family="'Times New Roman'" style:font-family-generic="roman" style:font-pitch="variable" fo:font-size="12pt" fo:language="en" fo:country="US" style:letter-kerning="false" style:font-name-asian="Arial Unicode MS" style:font-family-asian="'Arial Unicode MS'"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Times New Roman" fo:font-family="'Times New Roman'" style:font-family-generic="roman" style:font-pitch="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style:font-name="Times New Roman" fo:font-family="'Times New Roman'" style:font-family-generic="roman" style:font-pitch="variable"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text-properties style:font-name="Times New Roman" fo:font-family="'Times New Roman'" style:font-family-generic="roman" style:font-pitch="variabl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style:text-properties fo:color="#ff0000" style:font-name="Uncialis Gothica CZ" fo:font-family="'Uncialis Gothica CZ'" style:font-style-name="Běžné" style:font-family-generic="swiss" style:font-pitch="variable"/>
    </style:style>
    <style:style style:name="Iniciály_20_velké" style:display-name="Iniciály velké" style:family="text">
      <style:text-properties style:use-window-font-color="true" style:font-name="LTC Ornamental Initials" fo:font-family="'LTC Ornamental Initials'" style:font-style-name="Běžné" style:font-family-generic="modern" style:font-pitch="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60" style:layout-grid-base-height="0.166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3T17:38:23</meta:creation-date>
    <dc:language>en-US</dc:language>
    <dc:date>2018-08-31T14:33:54.432137540</dc:date>
    <meta:editing-cycles>92</meta:editing-cycles>
    <meta:editing-duration>P1DT1H2M56S</meta:editing-duration>
    <meta:generator>LibreOffice/6.0.3.2$MacOSX_X86_64 LibreOffice_project/8f48d515416608e3a835360314dac7e47fd0b821</meta:generator>
    <meta:document-statistic meta:table-count="1" meta:image-count="1" meta:object-count="0" meta:page-count="15" meta:paragraph-count="244" meta:word-count="6735" meta:character-count="45418" meta:non-whitespace-character-count="38882"/>
    <meta:user-defined meta:name="AppVersion">00.0001</meta:user-defined>
    <meta:user-defined meta:name="LinksUpToDate" meta:value-type="boolean">false</meta:user-defined>
  </office:meta>
</office:document-meta>
</file>